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6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63" style:family="paragraph">
      <style:paragraph-properties fo:line-height="100.00%" fo:text-align="left"/>
    </style:style>
    <text:list-style style:name="L6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4" style:family="paragraph">
      <style:paragraph-properties fo:line-height="100.00%" fo:text-align="left" fo:margin-left="-18.00pt" fo:text-indent="18.00pt"/>
    </style:style>
    <style:style style:name="P65" style:family="paragraph">
      <style:paragraph-properties fo:line-height="100.00%" fo:text-align="left"/>
    </style:style>
    <text:list-style style:name="L6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6" style:family="paragraph">
      <style:paragraph-properties fo:line-height="100.00%" fo:text-align="left" fo:margin-left="-18.00pt" fo:text-indent="18.00pt"/>
    </style:style>
    <style:style style:name="P67" style:family="paragraph">
      <style:paragraph-properties fo:line-height="100.00%" fo:text-align="left"/>
    </style:style>
    <text:list-style style:name="L6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-18.00pt" fo:text-indent="18.00pt"/>
    </style:style>
    <style:style style:name="P69" style:family="paragraph">
      <style:paragraph-properties fo:line-height="100.00%" fo:text-align="left"/>
    </style:style>
    <text:list-style style:name="L7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0" style:family="paragraph">
      <style:paragraph-properties fo:line-height="100.00%" fo:text-align="left" fo:margin-left="-18.00pt" fo:text-indent="18.0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7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8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9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9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0.00pt" fo:text-indent="18.00pt"/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0.00pt" fo:text-indent="18.00pt"/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2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3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3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4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0.00pt" fo:text-indent="18.00pt"/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0.00pt" fo:text-indent="18.00pt"/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center"/>
    </style:style>
    <style:style style:name="P15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5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61" style:family="paragraph">
      <style:paragraph-properties fo:line-height="100.00%" fo:text-align="left"/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75" style:family="paragraph">
      <style:paragraph-properties fo:line-height="100.00%" fo:text-align="left"/>
    </style:style>
    <text:list-style style:name="L17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6" style:family="paragraph">
      <style:paragraph-properties fo:line-height="100.00%" fo:text-align="left" fo:margin-left="-18.00pt" fo:text-indent="18.00pt"/>
    </style:style>
    <style:style style:name="P177" style:family="paragraph">
      <style:paragraph-properties fo:line-height="100.00%" fo:text-align="left"/>
    </style:style>
    <text:list-style style:name="L17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8" style:family="paragraph">
      <style:paragraph-properties fo:line-height="100.00%" fo:text-align="left" fo:margin-left="-18.00pt" fo:text-indent="18.00pt"/>
    </style:style>
    <style:style style:name="P17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80" style:family="paragraph">
      <style:paragraph-properties fo:line-height="100.00%" fo:text-align="left"/>
    </style:style>
    <style:style style:name="P18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82" style:family="paragraph">
      <style:paragraph-properties fo:line-height="100.00%" fo:text-align="left"/>
    </style:style>
    <style:style style:name="P18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9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93" style:family="paragraph">
      <style:paragraph-properties fo:line-height="100.00%" fo:text-align="left"/>
    </style:style>
    <style:style style:name="P19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15" style:family="paragraph">
      <style:paragraph-properties fo:line-height="100.00%" fo:text-align="center"/>
    </style:style>
    <style:style style:name="P21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17" style:family="paragraph">
      <style:paragraph-properties fo:line-height="100.00%" fo:text-align="left"/>
    </style:style>
    <style:style style:name="P21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1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20" style:family="paragraph">
      <style:paragraph-properties fo:line-height="100.00%" fo:text-align="left"/>
    </style:style>
    <style:style style:name="P22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26" style:family="paragraph">
      <style:paragraph-properties fo:line-height="100.00%" fo:text-align="left"/>
    </style:style>
    <style:style style:name="P22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28" style:family="paragraph">
      <style:paragraph-properties fo:line-height="100.00%" fo:text-align="left"/>
    </style:style>
    <style:style style:name="P22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30" style:family="paragraph">
      <style:paragraph-properties fo:line-height="100.00%" fo:text-align="left"/>
    </style:style>
    <style:style style:name="P23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34" style:family="paragraph">
      <style:paragraph-properties fo:line-height="100.00%" fo:text-align="left"/>
    </style:style>
    <style:style style:name="P23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3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37" style:family="paragraph">
      <style:paragraph-properties fo:line-height="100.00%" fo:text-align="left"/>
    </style:style>
    <text:list-style style:name="L2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8" style:family="paragraph">
      <style:paragraph-properties fo:line-height="100.00%" fo:text-align="left" fo:margin-left="-18.00pt" fo:text-indent="18.00pt"/>
    </style:style>
    <style:style style:name="P239" style:family="paragraph">
      <style:paragraph-properties fo:line-height="100.00%" fo:text-align="left"/>
    </style:style>
    <text:list-style style:name="L2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0" style:family="paragraph">
      <style:paragraph-properties fo:line-height="100.00%" fo:text-align="left" fo:margin-left="-18.00pt" fo:text-indent="18.00pt"/>
    </style:style>
    <style:style style:name="P241" style:family="paragraph">
      <style:paragraph-properties fo:line-height="100.00%" fo:text-align="left"/>
    </style:style>
    <text:list-style style:name="L24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2" style:family="paragraph">
      <style:paragraph-properties fo:line-height="100.00%" fo:text-align="left" fo:margin-left="-18.00pt" fo:text-indent="18.00pt"/>
    </style:style>
    <style:style style:name="P24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4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45" style:family="paragraph">
      <style:paragraph-properties fo:line-height="100.00%" fo:text-align="left"/>
    </style:style>
    <style:style style:name="P24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47" style:family="paragraph">
      <style:paragraph-properties fo:line-height="100.00%" fo:text-align="left"/>
    </style:style>
    <style:style style:name="P24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49" style:family="paragraph">
      <style:paragraph-properties fo:line-height="100.00%" fo:text-align="left"/>
    </style:style>
    <style:style style:name="P25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51" style:family="paragraph">
      <style:paragraph-properties fo:line-height="100.00%" fo:text-align="center"/>
    </style:style>
    <style:style style:name="P25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53" style:family="paragraph">
      <style:paragraph-properties fo:line-height="100.00%" fo:text-align="left"/>
    </style:style>
    <style:style style:name="P25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5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58" style:family="paragraph">
      <style:paragraph-properties fo:line-height="100.00%" fo:text-align="left"/>
    </style:style>
    <style:style style:name="P25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60" style:family="paragraph">
      <style:paragraph-properties fo:line-height="100.00%" fo:text-align="left"/>
    </style:style>
    <style:style style:name="P26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62" style:family="paragraph">
      <style:paragraph-properties fo:line-height="100.00%" fo:text-align="left"/>
    </style:style>
    <style:style style:name="P26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64" style:family="paragraph">
      <style:paragraph-properties fo:line-height="100.00%" fo:text-align="left"/>
    </style:style>
    <style:style style:name="P26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66" style:family="paragraph">
      <style:paragraph-properties fo:line-height="100.00%" fo:text-align="left"/>
    </style:style>
    <style:style style:name="P26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70" style:family="paragraph">
      <style:paragraph-properties fo:line-height="100.00%" fo:text-align="left"/>
    </style:style>
    <style:style style:name="P27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72" style:family="paragraph">
      <style:paragraph-properties fo:line-height="100.00%" fo:text-align="left"/>
    </style:style>
    <style:style style:name="P27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74" style:family="paragraph">
      <style:paragraph-properties fo:line-height="100.00%" fo:text-align="left"/>
    </style:style>
    <style:style style:name="P27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76" style:family="paragraph">
      <style:paragraph-properties fo:line-height="100.00%" fo:text-align="left"/>
    </style:style>
    <style:style style:name="P27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78" style:family="paragraph">
      <style:paragraph-properties fo:line-height="100.00%" fo:text-align="left"/>
    </style:style>
    <style:style style:name="P27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82" style:family="paragraph">
      <style:paragraph-properties fo:line-height="100.00%" fo:text-align="left"/>
    </style:style>
    <style:style style:name="P28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8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85" style:family="paragraph">
      <style:paragraph-properties fo:line-height="100.00%" fo:text-align="left"/>
    </style:style>
    <style:style style:name="P28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87" style:family="paragraph">
      <style:paragraph-properties fo:line-height="100.00%" fo:text-align="left"/>
    </style:style>
    <style:style style:name="P28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91" style:family="paragraph">
      <style:paragraph-properties fo:line-height="100.00%" fo:text-align="left"/>
    </style:style>
    <style:style style:name="P29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93" style:family="paragraph">
      <style:paragraph-properties fo:line-height="100.00%" fo:text-align="left"/>
    </style:style>
    <style:style style:name="P29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95" style:family="paragraph">
      <style:paragraph-properties fo:line-height="100.00%" fo:text-align="left"/>
    </style:style>
    <style:style style:name="P29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97" style:family="paragraph">
      <style:paragraph-properties fo:line-height="100.00%" fo:text-align="left"/>
    </style:style>
    <style:style style:name="P29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299" style:family="paragraph">
      <style:paragraph-properties fo:line-height="100.00%" fo:text-align="left"/>
    </style:style>
    <style:style style:name="P30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01" style:family="paragraph">
      <style:paragraph-properties fo:line-height="100.00%" fo:text-align="left"/>
    </style:style>
    <style:style style:name="P30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03" style:family="paragraph">
      <style:paragraph-properties fo:line-height="100.00%" fo:text-align="left"/>
    </style:style>
    <style:style style:name="P30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05" style:family="paragraph">
      <style:paragraph-properties fo:line-height="100.00%" fo:text-align="left"/>
    </style:style>
    <style:style style:name="P30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07" style:family="paragraph">
      <style:paragraph-properties fo:line-height="100.00%" fo:text-align="left"/>
    </style:style>
    <style:style style:name="P30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09" style:family="paragraph">
      <style:paragraph-properties fo:line-height="100.00%" fo:text-align="left"/>
    </style:style>
    <style:style style:name="P31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1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12" style:family="paragraph">
      <style:paragraph-properties fo:line-height="100.00%" fo:text-align="left"/>
    </style:style>
    <style:style style:name="P31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1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15" style:family="paragraph">
      <style:paragraph-properties fo:line-height="100.00%" fo:text-align="left"/>
    </style:style>
    <style:style style:name="P31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17" style:family="paragraph">
      <style:paragraph-properties fo:line-height="100.00%" fo:text-align="left"/>
    </style:style>
    <style:style style:name="P31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19" style:family="paragraph">
      <style:paragraph-properties fo:line-height="100.00%" fo:text-align="left"/>
    </style:style>
    <style:style style:name="P32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21" style:family="paragraph">
      <style:paragraph-properties fo:line-height="100.00%" fo:text-align="left"/>
    </style:style>
    <style:style style:name="P32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23" style:family="paragraph">
      <style:paragraph-properties fo:line-height="100.00%" fo:text-align="left"/>
    </style:style>
    <style:style style:name="P32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25" style:family="paragraph">
      <style:paragraph-properties fo:line-height="100.00%" fo:text-align="left"/>
    </style:style>
    <style:style style:name="P32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29" style:family="paragraph">
      <style:paragraph-properties fo:line-height="100.00%" fo:text-align="left"/>
    </style:style>
    <text:list-style style:name="L3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0" style:family="paragraph">
      <style:paragraph-properties fo:line-height="100.00%" fo:text-align="left" fo:margin-left="-18.00pt" fo:text-indent="18.00pt"/>
    </style:style>
    <style:style style:name="P331" style:family="paragraph">
      <style:paragraph-properties fo:line-height="100.00%" fo:text-align="left"/>
    </style:style>
    <text:list-style style:name="L3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2" style:family="paragraph">
      <style:paragraph-properties fo:line-height="100.00%" fo:text-align="left" fo:margin-left="-18.00pt" fo:text-indent="18.00pt"/>
    </style:style>
    <style:style style:name="P33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36" style:family="paragraph">
      <style:paragraph-properties fo:line-height="100.00%" fo:text-align="left"/>
    </style:style>
    <style:style style:name="P33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38" style:family="paragraph">
      <style:paragraph-properties fo:line-height="100.00%" fo:text-align="left"/>
    </style:style>
    <style:style style:name="P33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40" style:family="paragraph">
      <style:paragraph-properties fo:line-height="100.00%" fo:text-align="center"/>
    </style:style>
    <style:style style:name="P34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42" style:family="paragraph">
      <style:paragraph-properties fo:line-height="100.00%" fo:text-align="left"/>
    </style:style>
    <style:style style:name="P34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4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45" style:family="paragraph">
      <style:paragraph-properties fo:line-height="100.00%" fo:text-align="left"/>
    </style:style>
    <style:style style:name="P34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47" style:family="paragraph">
      <style:paragraph-properties fo:line-height="100.00%" fo:text-align="left"/>
    </style:style>
    <style:style style:name="P34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49" style:family="paragraph">
      <style:paragraph-properties fo:line-height="100.00%" fo:text-align="left"/>
    </style:style>
    <style:style style:name="P35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51" style:family="paragraph">
      <style:paragraph-properties fo:line-height="100.00%" fo:text-align="left"/>
    </style:style>
    <style:style style:name="P35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53" style:family="paragraph">
      <style:paragraph-properties fo:line-height="100.00%" fo:text-align="left"/>
    </style:style>
    <style:style style:name="P35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55" style:family="paragraph">
      <style:paragraph-properties fo:line-height="100.00%" fo:text-align="left"/>
    </style:style>
    <style:style style:name="P35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59" style:family="paragraph">
      <style:paragraph-properties fo:line-height="100.00%" fo:text-align="left"/>
    </style:style>
    <style:style style:name="P36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61" style:family="paragraph">
      <style:paragraph-properties fo:line-height="100.00%" fo:text-align="left"/>
    </style:style>
    <text:list-style style:name="L36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2" style:family="paragraph">
      <style:paragraph-properties fo:line-height="100.00%" fo:text-align="left" fo:margin-left="-18.00pt" fo:text-indent="18.00pt"/>
    </style:style>
    <style:style style:name="P36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64" style:family="paragraph">
      <style:paragraph-properties fo:line-height="100.00%" fo:text-align="left"/>
    </style:style>
    <style:style style:name="P36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66" style:family="paragraph">
      <style:paragraph-properties fo:line-height="100.00%" fo:text-align="left"/>
    </style:style>
    <style:style style:name="P36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68" style:family="paragraph">
      <style:paragraph-properties fo:line-height="100.00%" fo:text-align="left"/>
    </style:style>
    <style:style style:name="P36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70" style:family="paragraph">
      <style:paragraph-properties fo:line-height="100.00%" fo:text-align="center"/>
    </style:style>
    <style:style style:name="P37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72" style:family="paragraph">
      <style:paragraph-properties fo:line-height="100.00%" fo:text-align="left"/>
    </style:style>
    <style:style style:name="P37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7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75" style:family="paragraph">
      <style:paragraph-properties fo:line-height="100.00%" fo:text-align="left"/>
    </style:style>
    <style:style style:name="P37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77" style:family="paragraph">
      <style:paragraph-properties fo:line-height="100.00%" fo:text-align="left"/>
    </style:style>
    <style:style style:name="P37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79" style:family="paragraph">
      <style:paragraph-properties fo:line-height="100.00%" fo:text-align="left"/>
    </style:style>
    <style:style style:name="P38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81" style:family="paragraph">
      <style:paragraph-properties fo:line-height="100.00%" fo:text-align="left"/>
    </style:style>
    <style:style style:name="P38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83" style:family="paragraph">
      <style:paragraph-properties fo:line-height="100.00%" fo:text-align="left"/>
    </style:style>
    <style:style style:name="P38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85" style:family="paragraph">
      <style:paragraph-properties fo:line-height="100.00%" fo:text-align="left"/>
    </style:style>
    <style:style style:name="P38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87" style:family="paragraph">
      <style:paragraph-properties fo:line-height="100.00%" fo:text-align="left"/>
    </style:style>
    <style:style style:name="P38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89" style:family="paragraph">
      <style:paragraph-properties fo:line-height="100.00%" fo:text-align="left"/>
    </style:style>
    <style:style style:name="P39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91" style:family="paragraph">
      <style:paragraph-properties fo:line-height="100.00%" fo:text-align="left"/>
    </style:style>
    <style:style style:name="P39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93" style:family="paragraph">
      <style:paragraph-properties fo:line-height="100.00%" fo:text-align="left"/>
    </style:style>
    <style:style style:name="P39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95" style:family="paragraph">
      <style:paragraph-properties fo:line-height="100.00%" fo:text-align="left"/>
    </style:style>
    <text:list-style style:name="L39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6" style:family="paragraph">
      <style:paragraph-properties fo:line-height="100.00%" fo:text-align="left" fo:margin-left="-18.00pt" fo:text-indent="18.00pt"/>
    </style:style>
    <style:style style:name="P39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398" style:family="paragraph">
      <style:paragraph-properties fo:line-height="100.00%" fo:text-align="left"/>
    </style:style>
    <style:style style:name="P39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00" style:family="paragraph">
      <style:paragraph-properties fo:line-height="100.00%" fo:text-align="center"/>
    </style:style>
    <style:style style:name="P401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02" style:family="paragraph">
      <style:paragraph-properties fo:line-height="100.00%" fo:text-align="left"/>
    </style:style>
    <style:style style:name="P40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0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05" style:family="paragraph">
      <style:paragraph-properties fo:line-height="100.00%" fo:text-align="left"/>
    </style:style>
    <style:style style:name="P40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07" style:family="paragraph">
      <style:paragraph-properties fo:line-height="100.00%" fo:text-align="left"/>
    </style:style>
    <style:style style:name="P40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09" style:family="paragraph">
      <style:paragraph-properties fo:line-height="100.00%" fo:text-align="left"/>
    </style:style>
    <style:style style:name="P41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11" style:family="paragraph">
      <style:paragraph-properties fo:line-height="100.00%" fo:text-align="left"/>
    </style:style>
    <style:style style:name="P412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13" style:family="paragraph">
      <style:paragraph-properties fo:line-height="100.00%" fo:text-align="left"/>
    </style:style>
    <style:style style:name="P414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15" style:family="paragraph">
      <style:paragraph-properties fo:line-height="100.00%" fo:text-align="left"/>
    </style:style>
    <style:style style:name="P416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17" style:family="paragraph">
      <style:paragraph-properties fo:line-height="100.00%" fo:text-align="left"/>
    </style:style>
    <style:style style:name="P418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19" style:family="paragraph">
      <style:paragraph-properties fo:line-height="100.00%" fo:text-align="left"/>
    </style:style>
    <style:style style:name="P420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21" style:family="paragraph">
      <style:paragraph-properties fo:line-height="100.00%" fo:text-align="left"/>
    </style:style>
    <text:list-style style:name="L4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22" style:family="paragraph">
      <style:paragraph-properties fo:line-height="100.00%" fo:text-align="left" fo:margin-left="-18.00pt" fo:text-indent="18.00pt"/>
    </style:style>
    <style:style style:name="P423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24" style:family="paragraph">
      <style:paragraph-properties fo:line-height="100.00%" fo:text-align="left"/>
    </style:style>
    <style:style style:name="P425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26" style:family="paragraph">
      <style:paragraph-properties fo:line-height="100.00%" fo:text-align="left"/>
    </style:style>
    <style:style style:name="P427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28" style:family="paragraph">
      <style:paragraph-properties fo:line-height="100.00%" fo:text-align="left"/>
    </style:style>
    <style:style style:name="P429" style:family="paragraph">
      <style:paragraph-properties fo:line-height="100.00%" fo:text-align="left" fo:margin-left="2.70pt" fo:text-indent="-2.70pt">
        <style:tab-stops>
          <style:tab-stop style:position="103.80pt"/>
          <style:tab-stop style:position="3286.95pt" style:type="center"/>
        </style:tab-stops>
      </style:paragraph-properties>
    </style:style>
    <style:style style:name="P430" style:family="paragraph">
      <style:paragraph-properties fo:line-height="100.00%" fo:text-align="center"/>
    </style:style>
    <style:style style:name="TableColumn0100" style:family="table-column">
      <style:table-column-properties style:column-width="1.479167in"/>
    </style:style>
    <style:style style:name="TableColumn0101" style:family="table-column">
      <style:table-column-properties style:column-width="5.447917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 style:min-row-height="0.052083in"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 style:min-row-height="0.050000in"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479167in"/>
    </style:style>
    <style:style style:name="TableColumn0201" style:family="table-column">
      <style:table-column-properties style:column-width="5.447917in"/>
    </style:style>
    <style:style style:name="Table02" style:family="table">
      <style:table-properties style:width="6.927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9" style:family="table-row">
      <style:table-row-properties style:min-row-height="0.052083in"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0" style:family="table-row">
      <style:table-row-properties style:min-row-height="0.050000in"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479167in"/>
    </style:style>
    <style:style style:name="TableColumn0301" style:family="table-column">
      <style:table-column-properties style:column-width="5.447917in"/>
    </style:style>
    <style:style style:name="Table03" style:family="table">
      <style:table-properties style:width="6.9270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 style:min-row-height="0.364583in"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479167in"/>
    </style:style>
    <style:style style:name="TableColumn0401" style:family="table-column">
      <style:table-column-properties style:column-width="5.447917in"/>
    </style:style>
    <style:style style:name="Table04" style:family="table">
      <style:table-properties style:width="6.927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 style:min-row-height="0.364583in"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8" style:family="table-row">
      <style:table-row-properties style:min-row-height="1.562500in"/>
    </style:style>
    <style:style style:name="TableCell04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1.479167in"/>
    </style:style>
    <style:style style:name="TableColumn0501" style:family="table-column">
      <style:table-column-properties style:column-width="5.447917in"/>
    </style:style>
    <style:style style:name="Table05" style:family="table">
      <style:table-properties style:width="6.927083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9" style:family="table-row">
      <style:table-row-properties/>
    </style:style>
    <style:style style:name="TableCell05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10" style:family="table-row">
      <style:table-row-properties/>
    </style:style>
    <style:style style:name="TableCell05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11" style:family="table-row">
      <style:table-row-properties/>
    </style:style>
    <style:style style:name="TableCell05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12" style:family="table-row">
      <style:table-row-properties/>
    </style:style>
    <style:style style:name="TableCell05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1.479167in"/>
    </style:style>
    <style:style style:name="TableColumn0601" style:family="table-column">
      <style:table-column-properties style:column-width="5.447917in"/>
    </style:style>
    <style:style style:name="Table06" style:family="table">
      <style:table-properties style:width="6.92708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9" style:family="table-row">
      <style:table-row-properties/>
    </style:style>
    <style:style style:name="TableCell06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10" style:family="table-row">
      <style:table-row-properties/>
    </style:style>
    <style:style style:name="TableCell06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11" style:family="table-row">
      <style:table-row-properties/>
    </style:style>
    <style:style style:name="TableCell06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12" style:family="table-row">
      <style:table-row-properties/>
    </style:style>
    <style:style style:name="TableCell06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1.479167in"/>
    </style:style>
    <style:style style:name="TableColumn0701" style:family="table-column">
      <style:table-column-properties style:column-width="5.447917in"/>
    </style:style>
    <style:style style:name="Table07" style:family="table">
      <style:table-properties style:width="6.92708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9" style:family="table-row">
      <style:table-row-properties style:min-row-height="3.928472in"/>
    </style:style>
    <style:style style:name="TableCell07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10" style:family="table-row">
      <style:table-row-properties style:min-row-height="0.052083in"/>
    </style:style>
    <style:style style:name="TableCell07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11" style:family="table-row">
      <style:table-row-properties style:min-row-height="0.052083in"/>
    </style:style>
    <style:style style:name="TableCell07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12" style:family="table-row">
      <style:table-row-properties style:min-row-height="0.052083in"/>
    </style:style>
    <style:style style:name="TableCell07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800" style:family="table-column">
      <style:table-column-properties style:column-width="1.479167in"/>
    </style:style>
    <style:style style:name="TableColumn0801" style:family="table-column">
      <style:table-column-properties style:column-width="5.447917in"/>
    </style:style>
    <style:style style:name="Table08" style:family="table">
      <style:table-properties style:width="6.92708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9" style:family="table-row">
      <style:table-row-properties/>
    </style:style>
    <style:style style:name="TableCell08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10" style:family="table-row">
      <style:table-row-properties/>
    </style:style>
    <style:style style:name="TableCell08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11" style:family="table-row">
      <style:table-row-properties/>
    </style:style>
    <style:style style:name="TableCell08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12" style:family="table-row">
      <style:table-row-properties/>
    </style:style>
    <style:style style:name="TableCell08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900" style:family="table-column">
      <style:table-column-properties style:column-width="1.479167in"/>
    </style:style>
    <style:style style:name="TableColumn0901" style:family="table-column">
      <style:table-column-properties style:column-width="5.447917in"/>
    </style:style>
    <style:style style:name="Table09" style:family="table">
      <style:table-properties style:width="6.927083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8" style:family="table-row">
      <style:table-row-properties/>
    </style:style>
    <style:style style:name="TableCell09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9" style:family="table-row">
      <style:table-row-properties/>
    </style:style>
    <style:style style:name="TableCell09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0" style:family="table-row">
      <style:table-row-properties/>
    </style:style>
    <style:style style:name="TableCell09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1" style:family="table-row">
      <style:table-row-properties/>
    </style:style>
    <style:style style:name="TableCell09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2" style:family="table-row">
      <style:table-row-properties/>
    </style:style>
    <style:style style:name="TableCell09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3" style:family="table-row">
      <style:table-row-properties/>
    </style:style>
    <style:style style:name="TableCell09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4" style:family="table-row">
      <style:table-row-properties style:min-row-height="0.166667in"/>
    </style:style>
    <style:style style:name="TableCell09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5" style:family="table-row">
      <style:table-row-properties/>
    </style:style>
    <style:style style:name="TableCell09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6" style:family="table-row">
      <style:table-row-properties/>
    </style:style>
    <style:style style:name="TableCell09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7" style:family="table-row">
      <style:table-row-properties/>
    </style:style>
    <style:style style:name="TableCell09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8" style:family="table-row">
      <style:table-row-properties/>
    </style:style>
    <style:style style:name="TableCell09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19" style:family="table-row">
      <style:table-row-properties/>
    </style:style>
    <style:style style:name="TableCell09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20" style:family="table-row">
      <style:table-row-properties/>
    </style:style>
    <style:style style:name="TableCell092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2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21" style:family="table-row">
      <style:table-row-properties/>
    </style:style>
    <style:style style:name="TableCell092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2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22" style:family="table-row">
      <style:table-row-properties/>
    </style:style>
    <style:style style:name="TableCell092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2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23" style:family="table-row">
      <style:table-row-properties/>
    </style:style>
    <style:style style:name="TableCell092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2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24" style:family="table-row">
      <style:table-row-properties/>
    </style:style>
    <style:style style:name="TableCell092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2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25" style:family="table-row">
      <style:table-row-properties/>
    </style:style>
    <style:style style:name="TableCell092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2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000" style:family="table-column">
      <style:table-column-properties style:column-width="1.479167in"/>
    </style:style>
    <style:style style:name="TableColumn1001" style:family="table-column">
      <style:table-column-properties style:column-width="5.447917in"/>
    </style:style>
    <style:style style:name="Table10" style:family="table">
      <style:table-properties style:width="6.927083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9" style:family="table-row">
      <style:table-row-properties/>
    </style:style>
    <style:style style:name="TableCell10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10" style:family="table-row">
      <style:table-row-properties/>
    </style:style>
    <style:style style:name="TableCell10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11" style:family="table-row">
      <style:table-row-properties/>
    </style:style>
    <style:style style:name="TableCell10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12" style:family="table-row">
      <style:table-row-properties/>
    </style:style>
    <style:style style:name="TableCell10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100" style:family="table-column">
      <style:table-column-properties style:column-width="1.479167in"/>
    </style:style>
    <style:style style:name="TableColumn1101" style:family="table-column">
      <style:table-column-properties style:column-width="5.447917in"/>
    </style:style>
    <style:style style:name="Table11" style:family="table">
      <style:table-properties style:width="6.927083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6" style:family="table-row">
      <style:table-row-properties/>
    </style:style>
    <style:style style:name="TableCell1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7" style:family="table-row">
      <style:table-row-properties/>
    </style:style>
    <style:style style:name="TableCell1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8" style:family="table-row">
      <style:table-row-properties/>
    </style:style>
    <style:style style:name="TableCell1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09" style:family="table-row">
      <style:table-row-properties/>
    </style:style>
    <style:style style:name="TableCell1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10" style:family="table-row">
      <style:table-row-properties/>
    </style:style>
    <style:style style:name="TableCell1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11" style:family="table-row">
      <style:table-row-properties/>
    </style:style>
    <style:style style:name="TableCell1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112" style:family="table-row">
      <style:table-row-properties/>
    </style:style>
    <style:style style:name="TableCell1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200" style:family="table-column">
      <style:table-column-properties style:column-width="1.479167in"/>
    </style:style>
    <style:style style:name="TableColumn1201" style:family="table-column">
      <style:table-column-properties style:column-width="5.447917in"/>
    </style:style>
    <style:style style:name="Table12" style:family="table">
      <style:table-properties style:width="6.927083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6" style:family="table-row">
      <style:table-row-properties/>
    </style:style>
    <style:style style:name="TableCell1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7" style:family="table-row">
      <style:table-row-properties/>
    </style:style>
    <style:style style:name="TableCell1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8" style:family="table-row">
      <style:table-row-properties/>
    </style:style>
    <style:style style:name="TableCell1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9" style:family="table-row">
      <style:table-row-properties/>
    </style:style>
    <style:style style:name="TableCell1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10" style:family="table-row">
      <style:table-row-properties/>
    </style:style>
    <style:style style:name="TableCell12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11" style:family="table-row">
      <style:table-row-properties/>
    </style:style>
    <style:style style:name="TableCell12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12" style:family="table-row">
      <style:table-row-properties/>
    </style:style>
    <style:style style:name="TableCell12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5.<text:s/></text:span><text:span text:style-name="T2">Работа с базой вакансий: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Use case</text:span><text:span text:style-name="T5"/></text:p>
          </table:table-cell>
          <table:table-cell table:style-name="TableCell010001">
            <text:p text:style-name="P3"><text:span text:style-name="T6">Создание одной вакансии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Id</text:span><text:span text:style-name="T9"/></text:p>
          </table:table-cell>
          <table:table-cell table:style-name="TableCell010101">
            <text:p text:style-name="P6"><text:span text:style-name="T10">НR-5.1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Description</text:span><text:span text:style-name="T13"/></text:p>
          </table:table-cell>
          <table:table-cell table:style-name="TableCell010201">
            <text:p text:style-name="P8"><text:span text:style-name="T14">Добавление новой вакансии в базу. Внесение актуальных данных касательно вакансии.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Level</text:span><text:span text:style-name="T17"/></text:p>
          </table:table-cell>
          <table:table-cell table:style-name="TableCell010301">
            <text:p text:style-name="P10"><text:span text:style-name="T18">Пользовательская цель</text:span><text:span text:style-name="T19"/></text:p>
          </table:table-cell>
        </table:table-row>
        <table:table-row table:style-name="TableRow0104">
          <table:table-cell table:style-name="TableCell010400">
            <text:p text:style-name="P12"><text:span text:style-name="T20">Actors</text:span><text:span text:style-name="T21"/></text:p>
          </table:table-cell>
          <table:table-cell table:style-name="TableCell010401">
            <text:p text:style-name="P12"><text:span text:style-name="T22">Менеджер, рекрутер, фрилансер</text:span><text:span text:style-name="T23"/></text:p>
          </table:table-cell>
        </table:table-row>
        <table:table-row table:style-name="TableRow0105">
          <table:table-cell table:style-name="TableCell010500">
            <text:p text:style-name="P14"><text:span text:style-name="T24">Pre-Conditions</text:span><text:span text:style-name="T25"/></text:p>
          </table:table-cell>
          <table:table-cell table:style-name="TableCell010501">
            <text:p text:style-name="P14"><text:span text:style-name="T26">Пользователь имеет права на создание новой вакансии согласно назначенной роли</text:span><text:span text:style-name="T27"/></text:p>
          </table:table-cell>
        </table:table-row>
        <table:table-row table:style-name="TableRow0106">
          <table:table-cell table:style-name="TableCell010600">
            <text:p text:style-name="P16"><text:span text:style-name="T28">Post Conditions</text:span><text:span text:style-name="T29"/></text:p>
          </table:table-cell>
          <table:table-cell table:style-name="TableCell010601">
            <text:p text:style-name="P16"><text:span text:style-name="T30">Новая вакансия внесена в базу</text:span><text:span text:style-name="T31"/></text:p>
          </table:table-cell>
        </table:table-row>
        <table:table-row table:style-name="TableRow0107">
          <table:table-cell table:style-name="TableCell010700">
            <text:p text:style-name="P18"><text:span text:style-name="T32">Trigger</text:span><text:span text:style-name="T33"/></text:p>
          </table:table-cell>
          <table:table-cell table:style-name="TableCell010701">
            <text:p text:style-name="P18"><text:span text:style-name="T33"/></text:p>
          </table:table-cell>
        </table:table-row>
        <table:table-row table:style-name="TableRow0108">
          <table:table-cell table:style-name="TableCell010800">
            <text:p text:style-name="P20"><text:span text:style-name="T34">Main Success Scenario</text:span><text:span text:style-name="T35"/></text:p>
          </table:table-cell>
          <table:table-cell table:style-name="TableCell010801">
            <text:p text:style-name="P20"><text:span text:style-name="T36">1.<text:s/></text:span><text:span text:style-name="T37">Актер запрашивает страницу с формой для создании новой вакансии.</text:span></text:p>
            <text:p text:style-name="P20"><text:span text:style-name="T38">2.<text:s/></text:span><text:span text:style-name="T39">Система предоставляет страницу с формой для создании новой вакансии.</text:span></text:p>
            <text:p text:style-name="P20"><text:span text:style-name="T40">3.<text:s/></text:span><text:span text:style-name="T41">Актер вводит данные новой вакансии.</text:span></text:p>
            <text:p text:style-name="P20"><text:span text:style-name="T42">4.<text:s/></text:span><text:span text:style-name="T43">Актер запрашивает сохранение новой вакансии.</text:span></text:p>
            <text:p text:style-name="P20"><text:span text:style-name="T44">5.<text:s/></text:span><text:span text:style-name="T45">Система проверяет заполненность всех обязательных полей.</text:span></text:p>
            <text:p text:style-name="P20"><text:span text:style-name="T46">6.<text:s/></text:span><text:span text:style-name="T47">Система проверяет валидность введенных данных.</text:span></text:p>
            <text:p text:style-name="P20"><text:span text:style-name="T48">7.<text:s/></text:span><text:span text:style-name="T49">Система сохраняет вакансию в базу. Выдает сообщения о успешном добавлении вакансии.</text:span><text:span text:style-name="T50"/></text:p>
          </table:table-cell>
        </table:table-row>
        <table:table-row table:style-name="TableRow0109">
          <table:table-cell table:style-name="TableCell010900">
            <text:p text:style-name="P23"><text:span text:style-name="T51">Extensions</text:span><text:span text:style-name="T52"/></text:p>
          </table:table-cell>
          <table:table-cell table:style-name="TableCell010901">
            <text:p text:style-name="P23"><text:span text:style-name="T53">4</text:span><text:span text:style-name="T54">а. Актер отменяет сохранение введенных данных:</text:span></text:p>
            <text:list text:style-name="L24">
              <text:list-item>
                <text:p text:style-name="P24"><text:span text:style-name="T54">Актер запрашивает закрытие формы без предварительного сохранения введенных данных;</text:span></text:p>
              </text:list-item>
              <text:list-item>
                <text:p text:style-name="P24"><text:span text:style-name="T54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24"><text:span text:style-name="T54">Актер подтверждает закрытие формы без сохранение введенных данных;</text:span></text:p>
              </text:list-item>
              <text:list-item>
                <text:p text:style-name="P24"><text:span text:style-name="T54">Система закрывает форму без сохраниния новой вакансии</text:span></text:p>
              </text:list-item>
            </text:list>
            <text:p text:style-name="P25"><text:span text:style-name="T55">4b.<text:s/></text:span><text:span text:style-name="T56">В базе данных уже существует такая вакансия</text:span></text:p>
            <text:list text:style-name="L26">
              <text:list-item>
                <text:p text:style-name="P26"><text:span text:style-name="T56">Система выдает предупреждение о том, что такя вакансия уже существует в базе данных;</text:span></text:p>
              </text:list-item>
              <text:list-item>
                <text:p text:style-name="P26"><text:span text:style-name="T56">Система возвращает актеру форму для ввода данных;</text:span></text:p>
              </text:list-item>
              <text:list-item>
                <text:p text:style-name="P26"><text:span text:style-name="T56">См. п. 4</text:span></text:p>
              </text:list-item>
            </text:list>
            <text:p text:style-name="P27"><text:span text:style-name="T57">5</text:span><text:span text:style-name="T58">а. Не заполнены обязательные поля:</text:span></text:p>
            <text:list text:style-name="L28">
              <text:list-item>
                <text:p text:style-name="P28"><text:span text:style-name="T58">Система выдает предупреждение о том, что не все обязательные поля заполнены или не пользователю не назначена роль;</text:span></text:p>
              </text:list-item>
              <text:list-item>
                <text:p text:style-name="P28"><text:span text:style-name="T58">Система подсвечивает незаполненные обязательные поля;</text:span></text:p>
              </text:list-item>
              <text:list-item>
                <text:p text:style-name="P28"><text:span text:style-name="T58">Система возвращает актеру форму для ввода данных;</text:span></text:p>
              </text:list-item>
              <text:list-item>
                <text:p text:style-name="P28"><text:span text:style-name="T58">См. п. 4</text:span></text:p>
              </text:list-item>
            </text:list>
            <text:p text:style-name="P29"><text:span text:style-name="T59">6</text:span><text:span text:style-name="T60">а. Поля заполнены некорректно:</text:span></text:p>
            <text:list text:style-name="L30">
              <text:list-item>
                <text:p text:style-name="P30"><text:span text:style-name="T60">Система выдает предупреждение о том, что поля заполнены некорректно;</text:span></text:p>
              </text:list-item>
              <text:list-item>
                <text:p text:style-name="P30"><text:span text:style-name="T60">Система подсвечивает некорректно заполненные поля;</text:span></text:p>
              </text:list-item>
              <text:list-item>
                <text:p text:style-name="P30"><text:span text:style-name="T60">Система возвращает актеру форму для ввода данных;</text:span></text:p>
              </text:list-item>
              <text:list-item>
                <text:p text:style-name="P30"><text:span text:style-name="T60">Актер редактирует введенные данные;</text:span></text:p>
              </text:list-item>
              <text:list-item>
                <text:p text:style-name="P30"><text:span text:style-name="T60">См. п. 4</text:span></text:p>
              </text:list-item>
            </text:list>
            <text:p text:style-name="P31"><text:span text:style-name="T61"/></text:p>
          </table:table-cell>
        </table:table-row>
        <table:table-row table:style-name="TableRow0110">
          <table:table-cell table:style-name="TableCell011000">
            <text:p text:style-name="P34"><text:span text:style-name="T62">Variations</text:span><text:span text:style-name="T63"/></text:p>
          </table:table-cell>
          <table:table-cell table:style-name="TableCell011001">
            <text:p text:style-name="P34"><text:span text:style-name="T63"/></text:p>
          </table:table-cell>
        </table:table-row>
        <table:table-row table:style-name="TableRow0111">
          <table:table-cell table:style-name="TableCell011100">
            <text:p text:style-name="P37"><text:span text:style-name="T64">Frequency</text:span><text:span text:style-name="T65"/></text:p>
          </table:table-cell>
          <table:table-cell table:style-name="TableCell011101">
            <text:p text:style-name="P37"><text:span text:style-name="T65"/></text:p>
          </table:table-cell>
        </table:table-row>
        <table:table-row table:style-name="TableRow0112">
          <table:table-cell table:style-name="TableCell011200">
            <text:p text:style-name="P39"><text:span text:style-name="T66">Assumptions</text:span><text:span text:style-name="T67"/></text:p>
          </table:table-cell>
          <table:table-cell table:style-name="TableCell011201">
            <text:p text:style-name="P39"><text:span text:style-name="T67"/></text:p>
          </table:table-cell>
        </table:table-row>
      </table:table>
      <text:p text:style-name="P41"><text:span text:style-name="T67"/></text:p>
      <text:p text:style-name="P41"><text:span text:style-name="T6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43"><text:span text:style-name="T68">Use case</text:span><text:span text:style-name="T69"/></text:p>
          </table:table-cell>
          <table:table-cell table:style-name="TableCell020001">
            <text:p text:style-name="P43"><text:span text:style-name="T70">Создание аналогичных вакансиих</text:span><text:span text:style-name="T71"/></text:p>
          </table:table-cell>
        </table:table-row>
        <table:table-row table:style-name="TableRow0201">
          <table:table-cell table:style-name="TableCell020100">
            <text:p text:style-name="P46"><text:span text:style-name="T72">Id</text:span><text:span text:style-name="T73"/></text:p>
          </table:table-cell>
          <table:table-cell table:style-name="TableCell020101">
            <text:p text:style-name="P46"><text:span text:style-name="T74">НR-5.2</text:span><text:span text:style-name="T75"/></text:p>
          </table:table-cell>
        </table:table-row>
        <table:table-row table:style-name="TableRow0202">
          <table:table-cell table:style-name="TableCell020200">
            <text:p text:style-name="P48"><text:span text:style-name="T76">Description</text:span><text:span text:style-name="T77"/></text:p>
          </table:table-cell>
          <table:table-cell table:style-name="TableCell020201">
            <text:p text:style-name="P48"><text:span text:style-name="T78">Добавление аналогичных вакансий в базу. Внесение актуальных данных касательно вакансий.</text:span><text:span text:style-name="T79"/></text:p>
          </table:table-cell>
        </table:table-row>
        <table:table-row table:style-name="TableRow0203">
          <table:table-cell table:style-name="TableCell020300">
            <text:p text:style-name="P50"><text:span text:style-name="T80">Level</text:span><text:span text:style-name="T81"/></text:p>
          </table:table-cell>
          <table:table-cell table:style-name="TableCell020301">
            <text:p text:style-name="P50"><text:span text:style-name="T82">Пользовательская цель</text:span><text:span text:style-name="T83"/></text:p>
          </table:table-cell>
        </table:table-row>
        <table:table-row table:style-name="TableRow0204">
          <table:table-cell table:style-name="TableCell020400">
            <text:p text:style-name="P52"><text:span text:style-name="T84">Actors</text:span><text:span text:style-name="T85"/></text:p>
          </table:table-cell>
          <table:table-cell table:style-name="TableCell020401">
            <text:p text:style-name="P52"><text:span text:style-name="T86">Менеджер, рекрутер, фрилансер</text:span><text:span text:style-name="T87"/></text:p>
          </table:table-cell>
        </table:table-row>
        <table:table-row table:style-name="TableRow0205">
          <table:table-cell table:style-name="TableCell020500">
            <text:p text:style-name="P54"><text:span text:style-name="T88">Pre-Conditions</text:span><text:span text:style-name="T89"/></text:p>
          </table:table-cell>
          <table:table-cell table:style-name="TableCell020501">
            <text:p text:style-name="P54"><text:span text:style-name="T90">Пользователь имеет права на создание новой вакансии согласно назначенной роли</text:span><text:span text:style-name="T91"/></text:p>
          </table:table-cell>
        </table:table-row>
        <table:table-row table:style-name="TableRow0206">
          <table:table-cell table:style-name="TableCell020600">
            <text:p text:style-name="P56"><text:span text:style-name="T92">Post Conditions</text:span><text:span text:style-name="T93"/></text:p>
          </table:table-cell>
          <table:table-cell table:style-name="TableCell020601">
            <text:p text:style-name="P56"><text:span text:style-name="T94">Созданы связанные по определенным свойствам вакансии</text:span><text:span text:style-name="T95"/></text:p>
          </table:table-cell>
        </table:table-row>
        <table:table-row table:style-name="TableRow0207">
          <table:table-cell table:style-name="TableCell020700">
            <text:p text:style-name="P58"><text:span text:style-name="T96">Trigger</text:span><text:span text:style-name="T97"/></text:p>
          </table:table-cell>
          <table:table-cell table:style-name="TableCell020701">
            <text:p text:style-name="P58"><text:span text:style-name="T97"/></text:p>
          </table:table-cell>
        </table:table-row>
        <table:table-row table:style-name="TableRow0208">
          <table:table-cell table:style-name="TableCell020800">
            <text:p text:style-name="P60"><text:span text:style-name="T98">Main Success Scenario</text:span><text:span text:style-name="T99"/></text:p>
          </table:table-cell>
          <table:table-cell table:style-name="TableCell020801">
            <text:p text:style-name="P60"><text:span text:style-name="T100">1.<text:s/></text:span><text:span text:style-name="T101">Актер запрашивает страницу с формой для создании новой вакансии.</text:span></text:p>
            <text:p text:style-name="P60"><text:span text:style-name="T102">2.<text:s/></text:span><text:span text:style-name="T103">Система предоставляет страницу с формой для создании новой вакансии.</text:span></text:p>
            <text:p text:style-name="P60"><text:span text:style-name="T104">3.<text:s/></text:span><text:span text:style-name="T105">Актер вводит данные новой вакансии.</text:span></text:p>
            <text:p text:style-name="P60"><text:span text:style-name="T106">4.<text:s/></text:span><text:span text:style-name="T107">Актер отмечает, что нужно создать множество аналогичных вакансий и выбирает количество.</text:span></text:p>
            <text:p text:style-name="P60"><text:span text:style-name="T108">5.<text:s/></text:span><text:span text:style-name="T109">Актер запрашивает сохранение вакансий.</text:span></text:p>
            <text:p text:style-name="P60"><text:span text:style-name="T110">6.<text:s/></text:span><text:span text:style-name="T111">Система проверяет заполненность всех обязательных полей.</text:span></text:p>
            <text:p text:style-name="P60"><text:span text:style-name="T112">7.<text:s/></text:span><text:span text:style-name="T113">Система проверяет валидность введенных данных.</text:span></text:p>
            <text:p text:style-name="P60"><text:span text:style-name="T114">8.<text:s/></text:span><text:span text:style-name="T115">Система сохраняет вакансию в базу. Выдает сообщения о успешном добавлении вакансии. </text:span></text:p>
            <text:p text:style-name="P60"><text:span text:style-name="T116">9.<text:s/></text:span><text:span text:style-name="T117">Система открывает в браузере пользователя все созданные дочерние вакансии.</text:span><text:span text:style-name="T118"/></text:p>
          </table:table-cell>
        </table:table-row>
        <table:table-row table:style-name="TableRow0209">
          <table:table-cell table:style-name="TableCell020900">
            <text:p text:style-name="P63"><text:span text:style-name="T119">Extensions</text:span><text:span text:style-name="T120"/></text:p>
          </table:table-cell>
          <table:table-cell table:style-name="TableCell020901">
            <text:p text:style-name="P63"><text:span text:style-name="T121">4</text:span><text:span text:style-name="T122">а. Актер отменяет сохранение введенных данных:</text:span></text:p>
            <text:list text:style-name="L64">
              <text:list-item>
                <text:p text:style-name="P64"><text:span text:style-name="T122">Актер запрашивает закрытие формы без предварительного сохранения введенных данных;</text:span></text:p>
              </text:list-item>
              <text:list-item>
                <text:p text:style-name="P64"><text:span text:style-name="T122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64"><text:span text:style-name="T122">Актер подтверждает закрытие формы без сохранение введенных данных;</text:span></text:p>
              </text:list-item>
              <text:list-item>
                <text:p text:style-name="P64"><text:span text:style-name="T122">Система закрывает форму без сохраниния новой вакансии</text:span></text:p>
              </text:list-item>
            </text:list>
            <text:p text:style-name="P65"><text:span text:style-name="T123">4b.<text:s/></text:span><text:span text:style-name="T124">В базе данных уже существует такая вакансия</text:span></text:p>
            <text:list text:style-name="L66">
              <text:list-item>
                <text:p text:style-name="P66"><text:span text:style-name="T124">Система выдает предупреждение о том, что такя вакансия уже существует в базе данных;</text:span></text:p>
              </text:list-item>
              <text:list-item>
                <text:p text:style-name="P66"><text:span text:style-name="T124">Система возвращает актеру форму для ввода данных;</text:span></text:p>
              </text:list-item>
              <text:list-item>
                <text:p text:style-name="P66"><text:span text:style-name="T124">См. п. 4</text:span></text:p>
              </text:list-item>
            </text:list>
            <text:p text:style-name="P67"><text:span text:style-name="T125">5</text:span><text:span text:style-name="T126">а. Не заполнены обязательные поля:</text:span></text:p>
            <text:list text:style-name="L68">
              <text:list-item>
                <text:p text:style-name="P68"><text:span text:style-name="T126">Система выдает предупреждение о том, что не все обязательные поля заполнены или не пользователю не назначена роль;</text:span></text:p>
              </text:list-item>
              <text:list-item>
                <text:p text:style-name="P68"><text:span text:style-name="T126">Система подсвечивает незаполненные обязательные поля;</text:span></text:p>
              </text:list-item>
              <text:list-item>
                <text:p text:style-name="P68"><text:span text:style-name="T126">Система возвращает актеру форму для ввода данных;</text:span></text:p>
              </text:list-item>
              <text:list-item>
                <text:p text:style-name="P68"><text:span text:style-name="T126">См. п. 4</text:span></text:p>
              </text:list-item>
            </text:list>
            <text:p text:style-name="P69"><text:span text:style-name="T127">6</text:span><text:span text:style-name="T128">а. Поля заполнены некорректно:</text:span></text:p>
            <text:list text:style-name="L70">
              <text:list-item>
                <text:p text:style-name="P70"><text:span text:style-name="T128">Система выдает предупреждение о том, что поля заполнены некорректно;</text:span></text:p>
              </text:list-item>
              <text:list-item>
                <text:p text:style-name="P70"><text:span text:style-name="T128">Система подсвечивает некорректно заполненные поля;</text:span></text:p>
              </text:list-item>
              <text:list-item>
                <text:p text:style-name="P70"><text:span text:style-name="T128">Система возвращает актеру форму для ввода данных;</text:span></text:p>
              </text:list-item>
              <text:list-item>
                <text:p text:style-name="P70"><text:span text:style-name="T128">Актер редактирует введенные данные;</text:span></text:p>
              </text:list-item>
              <text:list-item>
                <text:p text:style-name="P70"><text:span text:style-name="T128">См. п. 4</text:span></text:p>
              </text:list-item>
            </text:list>
            <text:p text:style-name="P71"><text:span text:style-name="T129"/></text:p>
          </table:table-cell>
        </table:table-row>
        <table:table-row table:style-name="TableRow0210">
          <table:table-cell table:style-name="TableCell021000">
            <text:p text:style-name="P74"><text:span text:style-name="T130">Variations</text:span><text:span text:style-name="T131"/></text:p>
          </table:table-cell>
          <table:table-cell table:style-name="TableCell021001">
            <text:p text:style-name="P74"><text:span text:style-name="T131"/></text:p>
          </table:table-cell>
        </table:table-row>
        <table:table-row table:style-name="TableRow0211">
          <table:table-cell table:style-name="TableCell021100">
            <text:p text:style-name="P77"><text:span text:style-name="T132">Frequency</text:span><text:span text:style-name="T133"/></text:p>
          </table:table-cell>
          <table:table-cell table:style-name="TableCell021101">
            <text:p text:style-name="P77"><text:span text:style-name="T133"/></text:p>
          </table:table-cell>
        </table:table-row>
        <table:table-row table:style-name="TableRow0212">
          <table:table-cell table:style-name="TableCell021200">
            <text:p text:style-name="P79"><text:span text:style-name="T134">Assumptions</text:span><text:span text:style-name="T135"/></text:p>
          </table:table-cell>
          <table:table-cell table:style-name="TableCell021201">
            <text:p text:style-name="P79"><text:span text:style-name="T135"/></text:p>
          </table:table-cell>
        </table:table-row>
      </table:table>
      <text:p text:style-name="P81"><text:span text:style-name="T135"/></text:p>
      <text:p text:style-name="P81"><text:span text:style-name="T135"/></text:p>
      <text:p text:style-name="P81"><text:span text:style-name="T13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83"><text:span text:style-name="T136">Use case</text:span><text:span text:style-name="T137"/></text:p>
          </table:table-cell>
          <table:table-cell table:style-name="TableCell030001">
            <text:p text:style-name="P83"><text:span text:style-name="T138">Добавление нового кандидата к вакансии со страницы создания вакансии</text:span><text:span text:style-name="T139"/></text:p>
          </table:table-cell>
        </table:table-row>
        <table:table-row table:style-name="TableRow0301">
          <table:table-cell table:style-name="TableCell030100">
            <text:p text:style-name="P86"><text:span text:style-name="T140">Id</text:span><text:span text:style-name="T141"/></text:p>
          </table:table-cell>
          <table:table-cell table:style-name="TableCell030101">
            <text:p text:style-name="P86"><text:span text:style-name="T142">НR-5.3</text:span><text:span text:style-name="T143"/></text:p>
          </table:table-cell>
        </table:table-row>
        <table:table-row table:style-name="TableRow0302">
          <table:table-cell table:style-name="TableCell030200">
            <text:p text:style-name="P88"><text:span text:style-name="T144">Description</text:span><text:span text:style-name="T145"/></text:p>
          </table:table-cell>
          <table:table-cell table:style-name="TableCell030201">
            <text:p text:style-name="P88"><text:span text:style-name="T145"/></text:p>
          </table:table-cell>
        </table:table-row>
        <table:table-row table:style-name="TableRow0303">
          <table:table-cell table:style-name="TableCell030300">
            <text:p text:style-name="P90"><text:span text:style-name="T146">Level</text:span><text:span text:style-name="T147"/></text:p>
          </table:table-cell>
          <table:table-cell table:style-name="TableCell030301">
            <text:p text:style-name="P90"><text:span text:style-name="T148">Пользовательская цель</text:span><text:span text:style-name="T149"/></text:p>
          </table:table-cell>
        </table:table-row>
        <table:table-row table:style-name="TableRow0304">
          <table:table-cell table:style-name="TableCell030400">
            <text:p text:style-name="P92"><text:span text:style-name="T150">Actors</text:span><text:span text:style-name="T151"/></text:p>
          </table:table-cell>
          <table:table-cell table:style-name="TableCell030401">
            <text:p text:style-name="P92"><text:span text:style-name="T152">Менеджер, Рекрутер, Фрилансер<text:s/></text:span><text:span text:style-name="T153"/></text:p>
          </table:table-cell>
        </table:table-row>
        <table:table-row table:style-name="TableRow0305">
          <table:table-cell table:style-name="TableCell030500">
            <text:p text:style-name="P95"><text:span text:style-name="T154">Pre-Conditions</text:span><text:span text:style-name="T155"/></text:p>
          </table:table-cell>
          <table:table-cell table:style-name="TableCell030501">
            <text:p text:style-name="P95"><text:span text:style-name="T156">Пользователь имеет права на добавления кандидата к вакансии согласно назначенной роли. Открыта страница создания вакансии</text:span><text:span text:style-name="T157"/></text:p>
          </table:table-cell>
        </table:table-row>
        <table:table-row table:style-name="TableRow0306">
          <table:table-cell table:style-name="TableCell030600">
            <text:p text:style-name="P98"><text:span text:style-name="T158">Post Conditions</text:span><text:span text:style-name="T159"/></text:p>
          </table:table-cell>
          <table:table-cell table:style-name="TableCell030601">
            <text:p text:style-name="P98"><text:span text:style-name="T160">Кандидат прикреплен к вакансии</text:span><text:span text:style-name="T161"/></text:p>
          </table:table-cell>
        </table:table-row>
        <table:table-row table:style-name="TableRow0307">
          <table:table-cell table:style-name="TableCell030700">
            <text:p text:style-name="P100"><text:span text:style-name="T162">Trigger</text:span><text:span text:style-name="T163"/></text:p>
          </table:table-cell>
          <table:table-cell table:style-name="TableCell030701">
            <text:p text:style-name="P100"><text:span text:style-name="T163"/></text:p>
          </table:table-cell>
        </table:table-row>
        <table:table-row table:style-name="TableRow0308">
          <table:table-cell table:style-name="TableCell030800">
            <text:p text:style-name="P102"><text:span text:style-name="T164">Main Success Scenario</text:span><text:span text:style-name="T165"/></text:p>
          </table:table-cell>
          <table:table-cell table:style-name="TableCell030801">
            <text:p text:style-name="P102"><text:span text:style-name="T166">1.<text:s/></text:span><text:span text:style-name="T167">Актер выбирает способ добавление кандидата к вакансии (новый или из списка кандидатов);</text:span></text:p>
            <text:p text:style-name="P102"><text:span text:style-name="T168">2.<text:s/></text:span><text:span text:style-name="T169">Актер запрашивает форму добавления кандидата;</text:span></text:p>
            <text:p text:style-name="P102"><text:span text:style-name="T170">3.<text:s/></text:span><text:span text:style-name="T171">Система предоставляет форму добавления кандидата;</text:span></text:p>
            <text:p text:style-name="P102"><text:span text:style-name="T172">4.<text:s/></text:span><text:span text:style-name="T173">Актер подтверждает выбор кандидата.</text:span></text:p>
            <text:p text:style-name="P102"><text:span text:style-name="T174">5.<text:s/></text:span><text:span text:style-name="T175">Система добавляет кандидата к вакансии.</text:span></text:p>
            <text:p text:style-name="P102"><text:span text:style-name="T176">6.<text:s/></text:span><text:span text:style-name="T177">Актер запрашивает добавление выбранных кандидатов к вакансии;</text:span></text:p>
            <text:p text:style-name="P102"><text:span text:style-name="T178">7.<text:s/></text:span><text:span text:style-name="T179">Система добавляет выбранных кандидатов.</text:span><text:span text:style-name="T180"/></text:p>
          </table:table-cell>
        </table:table-row>
        <table:table-row table:style-name="TableRow0309">
          <table:table-cell table:style-name="TableCell030900">
            <text:p text:style-name="P104"><text:span text:style-name="T181">Extensions</text:span><text:span text:style-name="T182"/></text:p>
          </table:table-cell>
          <table:table-cell table:style-name="TableCell030901">
            <text:p text:style-name="P104"><text:span text:style-name="T183">2</text:span><text:span text:style-name="T184">а. Актер выбрал добавление нового кандидата путем создания оного</text:span></text:p>
            <text:p text:style-name="P104"><text:span text:style-name="T185"><text:s text:c="6"/>1.<text:s/></text:span><text:span text:style-name="T186">Система предоставляет форму для создания кандидата</text:span></text:p>
            <text:p text:style-name="P104"><text:span text:style-name="T187">.<text:s text:c="5"/>2.<text:s/></text:span><text:span text:style-name="T188">Актер создает кандидата (HP-3.1)</text:span><text:span text:style-name="T189"/></text:p>
            <text:p text:style-name="P105"><text:span text:style-name="T190">3. Актер нажимает кнопку "</text:span><text:span text:style-name="T191">Add and back</text:span><text:span text:style-name="T192">"</text:span></text:p>
            <text:p text:style-name="P106"><text:span text:style-name="T193"><text:s text:c="6"/>4.<text:s/></text:span><text:span text:style-name="T194">Система возвращает на форму создания вакансии (п. 4)</text:span></text:p>
            <text:p text:style-name="P106"><text:span text:style-name="T195">2b.<text:s/></text:span><text:span text:style-name="T196">Актер выбрал добавление нового кандидата из списка кандидатов.</text:span></text:p>
            <text:p text:style-name="P106"><text:span text:style-name="T197"><text:s text:c="6"/>1.<text:s/></text:span><text:span text:style-name="T198">Система предоставляет форму поиска кандидатов.</text:span></text:p>
            <text:p text:style-name="P106"><text:span text:style-name="T199"><text:s text:c="6"/>2.<text:s/></text:span><text:span text:style-name="T200">Актер производит поиск кандидатов (HP-4.1)</text:span></text:p>
            <text:p text:style-name="P107"><text:span text:style-name="T200">3.</text:span><text:span text:style-name="T201"><text:s/>Актер нажимает кнопку "</text:span><text:span text:style-name="T202">Add and back</text:span><text:span text:style-name="T203">"</text:span><text:span text:style-name="T204"/></text:p>
            <text:p text:style-name="P108"><text:span text:style-name="T205"><text:s text:c="6"/></text:span><text:span text:style-name="T206">4</text:span><text:span text:style-name="T207">.<text:s/></text:span><text:span text:style-name="T208">Система возвращает на форму создания вакансии (п. 4)</text:span><text:span text:style-name="T209"/></text:p>
          </table:table-cell>
        </table:table-row>
        <table:table-row table:style-name="TableRow0310">
          <table:table-cell table:style-name="TableCell031000">
            <text:p text:style-name="P110"><text:span text:style-name="T210">Variations</text:span><text:span text:style-name="T211"/></text:p>
          </table:table-cell>
          <table:table-cell table:style-name="TableCell031001">
            <text:p text:style-name="P110"><text:span text:style-name="T211"/></text:p>
          </table:table-cell>
        </table:table-row>
        <table:table-row table:style-name="TableRow0311">
          <table:table-cell table:style-name="TableCell031100">
            <text:p text:style-name="P112"><text:span text:style-name="T212">Frequency</text:span><text:span text:style-name="T213"/></text:p>
          </table:table-cell>
          <table:table-cell table:style-name="TableCell031101">
            <text:p text:style-name="P112"><text:span text:style-name="T213"/></text:p>
          </table:table-cell>
        </table:table-row>
        <table:table-row table:style-name="TableRow0312">
          <table:table-cell table:style-name="TableCell031200">
            <text:p text:style-name="P114"><text:span text:style-name="T214">Assumptions</text:span><text:span text:style-name="T215"/></text:p>
          </table:table-cell>
          <table:table-cell table:style-name="TableCell031201">
            <text:p text:style-name="P114"><text:span text:style-name="T215"/></text:p>
          </table:table-cell>
        </table:table-row>
      </table:table>
      <text:p text:style-name="P116"><text:span text:style-name="T215"/></text:p>
      <text:p text:style-name="P117"><text:span text:style-name="T215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19"><text:span text:style-name="T216">Use case</text:span><text:span text:style-name="T217"/></text:p>
          </table:table-cell>
          <table:table-cell table:style-name="TableCell040001">
            <text:p text:style-name="P119"><text:span text:style-name="T218">Добавление нового кандидата к вакансии со страницы профиля вакансии</text:span><text:span text:style-name="T219"/></text:p>
          </table:table-cell>
        </table:table-row>
        <table:table-row table:style-name="TableRow0401">
          <table:table-cell table:style-name="TableCell040100">
            <text:p text:style-name="P121"><text:span text:style-name="T220">Id</text:span><text:span text:style-name="T221"/></text:p>
          </table:table-cell>
          <table:table-cell table:style-name="TableCell040101">
            <text:p text:style-name="P121"><text:span text:style-name="T222">НR-5.3</text:span><text:span text:style-name="T223"/></text:p>
          </table:table-cell>
        </table:table-row>
        <table:table-row table:style-name="TableRow0402">
          <table:table-cell table:style-name="TableCell040200">
            <text:p text:style-name="P123"><text:span text:style-name="T224">Description</text:span><text:span text:style-name="T225"/></text:p>
          </table:table-cell>
          <table:table-cell table:style-name="TableCell040201">
            <text:p text:style-name="P123"><text:span text:style-name="T225"/></text:p>
          </table:table-cell>
        </table:table-row>
        <table:table-row table:style-name="TableRow0403">
          <table:table-cell table:style-name="TableCell040300">
            <text:p text:style-name="P125"><text:span text:style-name="T226">Level</text:span><text:span text:style-name="T227"/></text:p>
          </table:table-cell>
          <table:table-cell table:style-name="TableCell040301">
            <text:p text:style-name="P125"><text:span text:style-name="T228">Пользовательская цель</text:span><text:span text:style-name="T229"/></text:p>
          </table:table-cell>
        </table:table-row>
        <table:table-row table:style-name="TableRow0404">
          <table:table-cell table:style-name="TableCell040400">
            <text:p text:style-name="P127"><text:span text:style-name="T230">Actors</text:span><text:span text:style-name="T231"/></text:p>
          </table:table-cell>
          <table:table-cell table:style-name="TableCell040401">
            <text:p text:style-name="P127"><text:span text:style-name="T232">Менеджер, Рекрутер, Фрилансер<text:s/></text:span><text:span text:style-name="T233"/></text:p>
          </table:table-cell>
        </table:table-row>
        <table:table-row table:style-name="TableRow0405">
          <table:table-cell table:style-name="TableCell040500">
            <text:p text:style-name="P130"><text:span text:style-name="T234">Pre-Conditions</text:span><text:span text:style-name="T235"/></text:p>
          </table:table-cell>
          <table:table-cell table:style-name="TableCell040501">
            <text:p text:style-name="P130"><text:span text:style-name="T236">Пользователь имеет права на добавления кандидата к вакансии согласно назначенной роли. Открыта страница профиля вакансии</text:span><text:span text:style-name="T237"/></text:p>
          </table:table-cell>
        </table:table-row>
        <table:table-row table:style-name="TableRow0406">
          <table:table-cell table:style-name="TableCell040600">
            <text:p text:style-name="P133"><text:span text:style-name="T238">Post Conditions</text:span><text:span text:style-name="T239"/></text:p>
          </table:table-cell>
          <table:table-cell table:style-name="TableCell040601">
            <text:p text:style-name="P133"><text:span text:style-name="T240">Кандидат прикреплен к вакансии</text:span><text:span text:style-name="T241"/></text:p>
          </table:table-cell>
        </table:table-row>
        <table:table-row table:style-name="TableRow0407">
          <table:table-cell table:style-name="TableCell040700">
            <text:p text:style-name="P135"><text:span text:style-name="T242">Trigger</text:span><text:span text:style-name="T243"/></text:p>
          </table:table-cell>
          <table:table-cell table:style-name="TableCell040701">
            <text:p text:style-name="P135"><text:span text:style-name="T243"/></text:p>
          </table:table-cell>
        </table:table-row>
        <table:table-row table:style-name="TableRow0408">
          <table:table-cell table:style-name="TableCell040800">
            <text:p text:style-name="P138"><text:span text:style-name="T244">Main Success Scenario</text:span><text:span text:style-name="T245"/></text:p>
          </table:table-cell>
          <table:table-cell table:style-name="TableCell040801">
            <text:p text:style-name="P138"><text:span text:style-name="T246">1.<text:s/></text:span><text:span text:style-name="T247">Актер выбирает способ добавление кандидата к вакансии (новый или из списка кандидатов);</text:span></text:p>
            <text:p text:style-name="P138"><text:span text:style-name="T248">2.<text:s/></text:span><text:span text:style-name="T249">Актер запрашивает форму добавления кандидата;</text:span></text:p>
            <text:p text:style-name="P138"><text:span text:style-name="T250">3.<text:s/></text:span><text:span text:style-name="T251">Система предоставляет форму добавления кандидата;</text:span></text:p>
            <text:p text:style-name="P138"><text:span text:style-name="T252">4.<text:s/></text:span><text:span text:style-name="T253">Актер подтверждает выбор кандидата.</text:span></text:p>
            <text:p text:style-name="P138"><text:span text:style-name="T254">5.<text:s/></text:span><text:span text:style-name="T255">Система добавляет кандидата к вакансии.</text:span></text:p>
            <text:p text:style-name="P138"><text:span text:style-name="T256">6.<text:s/></text:span><text:span text:style-name="T257">Актер запрашивает добавление выбранных кандидатов к вакансии;</text:span></text:p>
            <text:p text:style-name="P138"><text:span text:style-name="T258">7.<text:s/></text:span><text:span text:style-name="T259">Система добавляет выбранных кандидатов.</text:span><text:span text:style-name="T260"/></text:p>
          </table:table-cell>
        </table:table-row>
        <table:table-row table:style-name="TableRow0409">
          <table:table-cell table:style-name="TableCell040900">
            <text:p text:style-name="P141"><text:span text:style-name="T261">Extensions</text:span><text:span text:style-name="T262"/></text:p>
          </table:table-cell>
          <table:table-cell table:style-name="TableCell040901">
            <text:p text:style-name="P141"><text:span text:style-name="T263">2</text:span><text:span text:style-name="T264">а. Актер выбрал добавление нового кандидата путем создания оного</text:span></text:p>
            <text:p text:style-name="P141"><text:span text:style-name="T265"><text:s text:c="6"/>1.<text:s/></text:span><text:span text:style-name="T266">Система предоставляет форму для создания кандидата</text:span></text:p>
            <text:p text:style-name="P141"><text:span text:style-name="T267">.<text:s text:c="5"/>2.<text:s/></text:span><text:span text:style-name="T268">Актер создает кандидата (HP-3.1)</text:span><text:span text:style-name="T269"/></text:p>
            <text:p text:style-name="P142"><text:span text:style-name="T270">3. Актер нажимает кнопку "</text:span><text:span text:style-name="T271">Add and back</text:span><text:span text:style-name="T272">"</text:span></text:p>
            <text:p text:style-name="P143"><text:span text:style-name="T273"><text:s text:c="6"/>4.<text:s/></text:span><text:span text:style-name="T274">Система возвращает на форму создания вакансии (п. 4)</text:span></text:p>
            <text:p text:style-name="P143"><text:span text:style-name="T275">2b.<text:s/></text:span><text:span text:style-name="T276">Актер выбрал добавление нового кандидата из списка кандидатов.</text:span></text:p>
            <text:p text:style-name="P143"><text:span text:style-name="T277"><text:s text:c="6"/>1.<text:s/></text:span><text:span text:style-name="T278">Система предоставляет форму поиска кандидатов.</text:span></text:p>
            <text:p text:style-name="P143"><text:span text:style-name="T279"><text:s text:c="6"/>2.<text:s/></text:span><text:span text:style-name="T280">Актер производит поиск кандидатов (HP-4.1)</text:span></text:p>
            <text:p text:style-name="P144"><text:span text:style-name="T280">3. Актер нажимает кнопку "</text:span><text:span text:style-name="T281">Add and back</text:span><text:span text:style-name="T282">"</text:span></text:p>
            <text:p text:style-name="P145"><text:span text:style-name="T283"><text:s text:c="6"/></text:span><text:span text:style-name="T284">4</text:span><text:span text:style-name="T285">.<text:s/></text:span><text:span text:style-name="T286">Система возвращает на форму создания вакансии (п. 4)</text:span><text:span text:style-name="T287"/></text:p>
          </table:table-cell>
        </table:table-row>
        <table:table-row table:style-name="TableRow0410">
          <table:table-cell table:style-name="TableCell041000">
            <text:p text:style-name="P147"><text:span text:style-name="T288">Variations</text:span><text:span text:style-name="T289"/></text:p>
          </table:table-cell>
          <table:table-cell table:style-name="TableCell041001">
            <text:p text:style-name="P147"><text:span text:style-name="T289"/></text:p>
          </table:table-cell>
        </table:table-row>
        <table:table-row table:style-name="TableRow0411">
          <table:table-cell table:style-name="TableCell041100">
            <text:p text:style-name="P149"><text:span text:style-name="T290">Frequency</text:span><text:span text:style-name="T291"/></text:p>
          </table:table-cell>
          <table:table-cell table:style-name="TableCell041101">
            <text:p text:style-name="P149"><text:span text:style-name="T291"/></text:p>
          </table:table-cell>
        </table:table-row>
        <table:table-row table:style-name="TableRow0412">
          <table:table-cell table:style-name="TableCell041200">
            <text:p text:style-name="P151"><text:span text:style-name="T292">Assumptions</text:span><text:span text:style-name="T293"/></text:p>
          </table:table-cell>
          <table:table-cell table:style-name="TableCell041201">
            <text:p text:style-name="P151"><text:span text:style-name="T293"/></text:p>
          </table:table-cell>
        </table:table-row>
      </table:table>
      <text:p text:style-name="P153"><text:span text:style-name="T293"/></text:p>
      <text:p text:style-name="P154"><text:span text:style-name="T293"/></text:p>
      <text:p text:style-name="P154"><text:span text:style-name="T293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56"><text:span text:style-name="T294">Use case</text:span><text:span text:style-name="T295"/></text:p>
          </table:table-cell>
          <table:table-cell table:style-name="TableCell050001">
            <text:p text:style-name="P156"><text:span text:style-name="T296">Поиск вакансии по базе</text:span><text:span text:style-name="T297"/></text:p>
          </table:table-cell>
        </table:table-row>
        <table:table-row table:style-name="TableRow0501">
          <table:table-cell table:style-name="TableCell050100">
            <text:p text:style-name="P159"><text:span text:style-name="T298">Id</text:span><text:span text:style-name="T299"/></text:p>
          </table:table-cell>
          <table:table-cell table:style-name="TableCell050101">
            <text:p text:style-name="P159"><text:span text:style-name="T300">НR-5.3</text:span><text:span text:style-name="T301"/></text:p>
          </table:table-cell>
        </table:table-row>
        <table:table-row table:style-name="TableRow0502">
          <table:table-cell table:style-name="TableCell050200">
            <text:p text:style-name="P161"><text:span text:style-name="T302">Description</text:span><text:span text:style-name="T303"/></text:p>
          </table:table-cell>
          <table:table-cell table:style-name="TableCell050201">
            <text:p text:style-name="P161"><text:span text:style-name="T303"/></text:p>
          </table:table-cell>
        </table:table-row>
        <table:table-row table:style-name="TableRow0503">
          <table:table-cell table:style-name="TableCell050300">
            <text:p text:style-name="P163"><text:span text:style-name="T304">Level</text:span><text:span text:style-name="T305"/></text:p>
          </table:table-cell>
          <table:table-cell table:style-name="TableCell050301">
            <text:p text:style-name="P163"><text:span text:style-name="T306">Пользовательская цель</text:span><text:span text:style-name="T307"/></text:p>
          </table:table-cell>
        </table:table-row>
        <table:table-row table:style-name="TableRow0504">
          <table:table-cell table:style-name="TableCell050400">
            <text:p text:style-name="P165"><text:span text:style-name="T308">Actors</text:span><text:span text:style-name="T309"/></text:p>
          </table:table-cell>
          <table:table-cell table:style-name="TableCell050401">
            <text:p text:style-name="P165"><text:span text:style-name="T310">Менеджер, Рекрутер Фрилансер (только внесенные им вакансии)</text:span><text:span text:style-name="T311"/></text:p>
          </table:table-cell>
        </table:table-row>
        <table:table-row table:style-name="TableRow0505">
          <table:table-cell table:style-name="TableCell050500">
            <text:p text:style-name="P167"><text:span text:style-name="T312">Pre-Conditions</text:span><text:span text:style-name="T313"/></text:p>
          </table:table-cell>
          <table:table-cell table:style-name="TableCell050501">
            <text:p text:style-name="P167"><text:span text:style-name="T314">Пользователь имеет права на просмотр списка вакансий согласно назначенной роли</text:span><text:span text:style-name="T315"/></text:p>
          </table:table-cell>
        </table:table-row>
        <table:table-row table:style-name="TableRow0506">
          <table:table-cell table:style-name="TableCell050600">
            <text:p text:style-name="P169"><text:span text:style-name="T316">Post Conditions</text:span><text:span text:style-name="T317"/></text:p>
          </table:table-cell>
          <table:table-cell table:style-name="TableCell050601">
            <text:p text:style-name="P169"><text:span text:style-name="T318">Открыт список найденных вакансий</text:span><text:span text:style-name="T319"/></text:p>
          </table:table-cell>
        </table:table-row>
        <table:table-row table:style-name="TableRow0507">
          <table:table-cell table:style-name="TableCell050700">
            <text:p text:style-name="P171"><text:span text:style-name="T320">Trigger</text:span><text:span text:style-name="T321"/></text:p>
          </table:table-cell>
          <table:table-cell table:style-name="TableCell050701">
            <text:p text:style-name="P171"><text:span text:style-name="T321"/></text:p>
          </table:table-cell>
        </table:table-row>
        <table:table-row table:style-name="TableRow0508">
          <table:table-cell table:style-name="TableCell050800">
            <text:p text:style-name="P173"><text:span text:style-name="T322">Main Success Scenario</text:span><text:span text:style-name="T323"/></text:p>
          </table:table-cell>
          <table:table-cell table:style-name="TableCell050801">
            <text:p text:style-name="P173"><text:span text:style-name="T324">1.<text:s/></text:span><text:span text:style-name="T325">Актер запрашивает страницу с формой для поиска вакансии;</text:span></text:p>
            <text:p text:style-name="P173"><text:span text:style-name="T326">2.<text:s/></text:span><text:span text:style-name="T327">Система предоставляет страницу с формой для поиска вакансии;</text:span></text:p>
            <text:p text:style-name="P173"><text:span text:style-name="T328">3.<text:s/></text:span><text:span text:style-name="T329">Актер вводит данные искомой вакансии;</text:span></text:p>
            <text:p text:style-name="P173"><text:span text:style-name="T330">4.<text:s/></text:span><text:span text:style-name="T331">Актер запрашивает поиск вакансии.</text:span></text:p>
            <text:p text:style-name="P173"><text:span text:style-name="T332">5.<text:s/></text:span><text:span text:style-name="T333">Система проверяет валидность введенных данных.</text:span></text:p>
            <text:p text:style-name="P173"><text:span text:style-name="T334">6.<text:s/></text:span><text:span text:style-name="T335">Система возвращает список найденных вакансий;<text:s/></text:span><text:span text:style-name="T336"/></text:p>
          </table:table-cell>
        </table:table-row>
        <table:table-row table:style-name="TableRow0509">
          <table:table-cell table:style-name="TableCell050900">
            <text:p text:style-name="P175"><text:span text:style-name="T337">Extensions</text:span><text:span text:style-name="T338"/></text:p>
          </table:table-cell>
          <table:table-cell table:style-name="TableCell050901">
            <text:p text:style-name="P175"><text:span text:style-name="T339">5</text:span><text:span text:style-name="T340">а. Поля заполнены не корректно:</text:span></text:p>
            <text:list text:style-name="L176">
              <text:list-item>
                <text:p text:style-name="P176"><text:span text:style-name="T340">Система выдает предупреждение о том, что поля заполнены корректно;</text:span></text:p>
              </text:list-item>
              <text:list-item>
                <text:p text:style-name="P176"><text:span text:style-name="T340">Система подсвечивает некорректно заполненные поля;</text:span></text:p>
              </text:list-item>
              <text:list-item>
                <text:p text:style-name="P176"><text:span text:style-name="T340">Система возвращает актеру форму для ввода данных;</text:span></text:p>
              </text:list-item>
              <text:list-item>
                <text:p text:style-name="P176"><text:span text:style-name="T340">Актер редактирует введенные данные;</text:span></text:p>
              </text:list-item>
              <text:list-item>
                <text:p text:style-name="P176"><text:span text:style-name="T340">См. п. 4</text:span></text:p>
              </text:list-item>
            </text:list>
            <text:p text:style-name="P177"><text:span text:style-name="T341">6</text:span><text:span text:style-name="T342">а. Отсутствие вакансии в базе:</text:span></text:p>
            <text:list text:style-name="L178">
              <text:list-item>
                <text:p text:style-name="P178"><text:span text:style-name="T342">Система выдает сообщение о том, что в базе отсутствуют вакансии, соответствующие заданным параметрам;</text:span></text:p>
              </text:list-item>
              <text:list-item>
                <text:p text:style-name="P178"><text:span text:style-name="T342">Система возвращает актеру страницу с формой для поиска вакансий.</text:span><text:span text:style-name="T343"/></text:p>
              </text:list-item>
            </text:list>
          </table:table-cell>
        </table:table-row>
        <table:table-row table:style-name="TableRow0510">
          <table:table-cell table:style-name="TableCell051000">
            <text:p text:style-name="P180"><text:span text:style-name="T344">Variations</text:span><text:span text:style-name="T345"/></text:p>
          </table:table-cell>
          <table:table-cell table:style-name="TableCell051001">
            <text:p text:style-name="P180"><text:span text:style-name="T345"/></text:p>
          </table:table-cell>
        </table:table-row>
        <table:table-row table:style-name="TableRow0511">
          <table:table-cell table:style-name="TableCell051100">
            <text:p text:style-name="P182"><text:span text:style-name="T346">Frequency</text:span><text:span text:style-name="T347"/></text:p>
          </table:table-cell>
          <table:table-cell table:style-name="TableCell051101">
            <text:p text:style-name="P182"><text:span text:style-name="T347"/></text:p>
          </table:table-cell>
        </table:table-row>
        <table:table-row table:style-name="TableRow0512">
          <table:table-cell table:style-name="TableCell051200">
            <text:p text:style-name="P184"><text:span text:style-name="T348">Assumptions</text:span><text:span text:style-name="T349"/></text:p>
          </table:table-cell>
          <table:table-cell table:style-name="TableCell051201">
            <text:p text:style-name="P184"><text:span text:style-name="T349"/></text:p>
          </table:table-cell>
        </table:table-row>
      </table:table>
      <text:p text:style-name="P186"><text:span text:style-name="T349"/></text:p>
      <text:p text:style-name="P186"><text:span text:style-name="T349"/></text:p>
      <text:p text:style-name="P186"><text:span text:style-name="T349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88"><text:span text:style-name="T350">Use case</text:span><text:span text:style-name="T351"/></text:p>
          </table:table-cell>
          <table:table-cell table:style-name="TableCell060001">
            <text:p text:style-name="P188"><text:span text:style-name="T352">Просмотр вакансии</text:span><text:span text:style-name="T353"/></text:p>
          </table:table-cell>
        </table:table-row>
        <table:table-row table:style-name="TableRow0601">
          <table:table-cell table:style-name="TableCell060100">
            <text:p text:style-name="P191"><text:span text:style-name="T354">Id</text:span><text:span text:style-name="T355"/></text:p>
          </table:table-cell>
          <table:table-cell table:style-name="TableCell060101">
            <text:p text:style-name="P191"><text:span text:style-name="T356">НR-5.4</text:span><text:span text:style-name="T357"/></text:p>
          </table:table-cell>
        </table:table-row>
        <table:table-row table:style-name="TableRow0602">
          <table:table-cell table:style-name="TableCell060200">
            <text:p text:style-name="P193"><text:span text:style-name="T358">Description</text:span><text:span text:style-name="T359"/></text:p>
          </table:table-cell>
          <table:table-cell table:style-name="TableCell060201">
            <text:p text:style-name="P193"><text:span text:style-name="T359"/></text:p>
          </table:table-cell>
        </table:table-row>
        <table:table-row table:style-name="TableRow0603">
          <table:table-cell table:style-name="TableCell060300">
            <text:p text:style-name="P195"><text:span text:style-name="T360">Level</text:span><text:span text:style-name="T361"/></text:p>
          </table:table-cell>
          <table:table-cell table:style-name="TableCell060301">
            <text:p text:style-name="P195"><text:span text:style-name="T362">Пользовательская цель</text:span><text:span text:style-name="T363"/></text:p>
          </table:table-cell>
        </table:table-row>
        <table:table-row table:style-name="TableRow0604">
          <table:table-cell table:style-name="TableCell060400">
            <text:p text:style-name="P197"><text:span text:style-name="T364">Actors</text:span><text:span text:style-name="T365"/></text:p>
          </table:table-cell>
          <table:table-cell table:style-name="TableCell060401">
            <text:p text:style-name="P197"><text:span text:style-name="T366">Менеджер, Рекрутер Фрилансейр<text:s/></text:span><text:span text:style-name="T367"/></text:p>
          </table:table-cell>
        </table:table-row>
        <table:table-row table:style-name="TableRow0605">
          <table:table-cell table:style-name="TableCell060500">
            <text:p text:style-name="P199"><text:span text:style-name="T368">Pre-Conditions</text:span><text:span text:style-name="T369"/></text:p>
          </table:table-cell>
          <table:table-cell table:style-name="TableCell060501">
            <text:p text:style-name="P199"><text:span text:style-name="T370">Пользователь имеет права на просмотр профиля вакансии согласно назначенной роли. Открыты результаты поиска вакансии.</text:span><text:span text:style-name="T371"/></text:p>
          </table:table-cell>
        </table:table-row>
        <table:table-row table:style-name="TableRow0606">
          <table:table-cell table:style-name="TableCell060600">
            <text:p text:style-name="P201"><text:span text:style-name="T372">Post Conditions</text:span><text:span text:style-name="T373"/></text:p>
          </table:table-cell>
          <table:table-cell table:style-name="TableCell060601">
            <text:p text:style-name="P201"><text:span text:style-name="T374">Открыт профиль вакансии для просмотра</text:span><text:span text:style-name="T375"/></text:p>
          </table:table-cell>
        </table:table-row>
        <table:table-row table:style-name="TableRow0607">
          <table:table-cell table:style-name="TableCell060700">
            <text:p text:style-name="P203"><text:span text:style-name="T376">Trigger</text:span><text:span text:style-name="T377"/></text:p>
          </table:table-cell>
          <table:table-cell table:style-name="TableCell060701">
            <text:p text:style-name="P203"><text:span text:style-name="T377"/></text:p>
          </table:table-cell>
        </table:table-row>
        <table:table-row table:style-name="TableRow0608">
          <table:table-cell table:style-name="TableCell060800">
            <text:p text:style-name="P205"><text:span text:style-name="T378">Main Success Scenario</text:span><text:span text:style-name="T379"/></text:p>
          </table:table-cell>
          <table:table-cell table:style-name="TableCell060801">
            <text:p text:style-name="P205"><text:span text:style-name="T380">1.<text:s/></text:span><text:span text:style-name="T381">Актер запрашивает страницу для просмотра конкретной вакансии;</text:span></text:p>
            <text:p text:style-name="P205"><text:span text:style-name="T382">2.<text:s/></text:span><text:span text:style-name="T383">Система предоставляет страницу дляпросмотра вакансии.</text:span><text:span text:style-name="T384"/></text:p>
          </table:table-cell>
        </table:table-row>
        <table:table-row table:style-name="TableRow0609">
          <table:table-cell table:style-name="TableCell060900">
            <text:p text:style-name="P207"><text:span text:style-name="T385">Extensions</text:span><text:span text:style-name="T386"/></text:p>
          </table:table-cell>
          <table:table-cell table:style-name="TableCell060901">
            <text:p text:style-name="P207"><text:span text:style-name="T386"/></text:p>
          </table:table-cell>
        </table:table-row>
        <table:table-row table:style-name="TableRow0610">
          <table:table-cell table:style-name="TableCell061000">
            <text:p text:style-name="P209"><text:span text:style-name="T387">Variations</text:span><text:span text:style-name="T388"/></text:p>
          </table:table-cell>
          <table:table-cell table:style-name="TableCell061001">
            <text:p text:style-name="P209"><text:span text:style-name="T388"/></text:p>
          </table:table-cell>
        </table:table-row>
        <table:table-row table:style-name="TableRow0611">
          <table:table-cell table:style-name="TableCell061100">
            <text:p text:style-name="P211"><text:span text:style-name="T389">Frequency</text:span><text:span text:style-name="T390"/></text:p>
          </table:table-cell>
          <table:table-cell table:style-name="TableCell061101">
            <text:p text:style-name="P211"><text:span text:style-name="T390"/></text:p>
          </table:table-cell>
        </table:table-row>
        <table:table-row table:style-name="TableRow0612">
          <table:table-cell table:style-name="TableCell061200">
            <text:p text:style-name="P213"><text:span text:style-name="T391">Assumptions</text:span><text:span text:style-name="T392"/></text:p>
          </table:table-cell>
          <table:table-cell table:style-name="TableCell061201">
            <text:p text:style-name="P213"><text:span text:style-name="T392"/></text:p>
          </table:table-cell>
        </table:table-row>
      </table:table>
      <text:p text:style-name="P215"><text:span text:style-name="T392"/></text:p>
      <text:p text:style-name="P215"><text:span text:style-name="T392"/></text:p>
      <text:p text:style-name="P215"><text:span text:style-name="T392"/></text:p>
      <text:p text:style-name="P215"><text:span text:style-name="T392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217"><text:span text:style-name="T393">Use case</text:span><text:span text:style-name="T394"/></text:p>
          </table:table-cell>
          <table:table-cell table:style-name="TableCell070001">
            <text:p text:style-name="P217"><text:span text:style-name="T395">Редактирование вакансии</text:span><text:span text:style-name="T396"/></text:p>
          </table:table-cell>
        </table:table-row>
        <table:table-row table:style-name="TableRow0701">
          <table:table-cell table:style-name="TableCell070100">
            <text:p text:style-name="P220"><text:span text:style-name="T397">Id</text:span><text:span text:style-name="T398"/></text:p>
          </table:table-cell>
          <table:table-cell table:style-name="TableCell070101">
            <text:p text:style-name="P220"><text:span text:style-name="T399">НR-5.5</text:span><text:span text:style-name="T400"/></text:p>
          </table:table-cell>
        </table:table-row>
        <table:table-row table:style-name="TableRow0702">
          <table:table-cell table:style-name="TableCell070200">
            <text:p text:style-name="P222"><text:span text:style-name="T401">Description</text:span><text:span text:style-name="T402"/></text:p>
          </table:table-cell>
          <table:table-cell table:style-name="TableCell070201">
            <text:p text:style-name="P222"><text:span text:style-name="T403">Внесение актуальных данных касательно вакансии</text:span><text:span text:style-name="T404"/></text:p>
          </table:table-cell>
        </table:table-row>
        <table:table-row table:style-name="TableRow0703">
          <table:table-cell table:style-name="TableCell070300">
            <text:p text:style-name="P224"><text:span text:style-name="T405">Level</text:span><text:span text:style-name="T406"/></text:p>
          </table:table-cell>
          <table:table-cell table:style-name="TableCell070301">
            <text:p text:style-name="P224"><text:span text:style-name="T407">Пользовательская цель</text:span><text:span text:style-name="T408"/></text:p>
          </table:table-cell>
        </table:table-row>
        <table:table-row table:style-name="TableRow0704">
          <table:table-cell table:style-name="TableCell070400">
            <text:p text:style-name="P226"><text:span text:style-name="T409">Actors</text:span><text:span text:style-name="T410"/></text:p>
          </table:table-cell>
          <table:table-cell table:style-name="TableCell070401">
            <text:p text:style-name="P226"><text:span text:style-name="T411">Менеджер, Рекрутер, Фрилансер (добавленные им вакансии)</text:span><text:span text:style-name="T412"/></text:p>
          </table:table-cell>
        </table:table-row>
        <table:table-row table:style-name="TableRow0705">
          <table:table-cell table:style-name="TableCell070500">
            <text:p text:style-name="P228"><text:span text:style-name="T413">Pre-Conditions</text:span><text:span text:style-name="T414"/></text:p>
          </table:table-cell>
          <table:table-cell table:style-name="TableCell070501">
            <text:p text:style-name="P228"><text:span text:style-name="T415">Пользователь имеет права на редактирование профиля вакансии согласно назначенной роли. Открыты результаты поиска вакансии.</text:span><text:span text:style-name="T416"/></text:p>
          </table:table-cell>
        </table:table-row>
        <table:table-row table:style-name="TableRow0706">
          <table:table-cell table:style-name="TableCell070600">
            <text:p text:style-name="P230"><text:span text:style-name="T417">Post Conditions</text:span><text:span text:style-name="T418"/></text:p>
          </table:table-cell>
          <table:table-cell table:style-name="TableCell070601">
            <text:p text:style-name="P230"><text:span text:style-name="T419">Существующая вакансия изменена</text:span><text:span text:style-name="T420"/></text:p>
          </table:table-cell>
        </table:table-row>
        <table:table-row table:style-name="TableRow0707">
          <table:table-cell table:style-name="TableCell070700">
            <text:p text:style-name="P232"><text:span text:style-name="T421">Trigger</text:span><text:span text:style-name="T422"/></text:p>
          </table:table-cell>
          <table:table-cell table:style-name="TableCell070701">
            <text:p text:style-name="P232"><text:span text:style-name="T422"/></text:p>
          </table:table-cell>
        </table:table-row>
        <table:table-row table:style-name="TableRow0708">
          <table:table-cell table:style-name="TableCell070800">
            <text:p text:style-name="P234"><text:span text:style-name="T423">Main Success Scenario</text:span><text:span text:style-name="T424"/></text:p>
          </table:table-cell>
          <table:table-cell table:style-name="TableCell070801">
            <text:p text:style-name="P234"><text:span text:style-name="T425">1.<text:s/></text:span><text:span text:style-name="T426">Актер запрашивает страницу для просмотра и редактирования конкретной вакансии;</text:span></text:p>
            <text:p text:style-name="P234"><text:span text:style-name="T427">2.<text:s/></text:span><text:span text:style-name="T428">Система предоставляет страницу для просмотра и редактирования вакансии;</text:span></text:p>
            <text:p text:style-name="P234"><text:span text:style-name="T429">3.<text:s/></text:span><text:span text:style-name="T430">Актер производит редактирование данных по вакансии;</text:span></text:p>
            <text:p text:style-name="P234"><text:span text:style-name="T431">4.<text:s/></text:span><text:span text:style-name="T432">Актер запрашивает сохранение отредактированной вакансии;</text:span></text:p>
            <text:p text:style-name="P234"><text:span text:style-name="T433">5.<text:s/></text:span><text:span text:style-name="T434">Система проверяет заполненность всех обязательных полей;</text:span></text:p>
            <text:p text:style-name="P234"><text:span text:style-name="T435">6.<text:s/></text:span><text:span text:style-name="T436">Система проверяет валидность введенных данных;</text:span></text:p>
            <text:p text:style-name="P234"><text:span text:style-name="T437">7.<text:s/></text:span><text:span text:style-name="T438">Система производит сохранение изменений по вакансии; </text:span></text:p>
            <text:p text:style-name="P234"><text:span text:style-name="T439">8.<text:s/></text:span><text:span text:style-name="T440">Система выдает сообщения о успешном изменении вакансии;</text:span><text:span text:style-name="T441"/></text:p>
          </table:table-cell>
        </table:table-row>
        <table:table-row table:style-name="TableRow0709">
          <table:table-cell table:style-name="TableCell070900">
            <text:p text:style-name="P237"><text:span text:style-name="T442">Extensions</text:span><text:span text:style-name="T443"/></text:p>
          </table:table-cell>
          <table:table-cell table:style-name="TableCell070901">
            <text:p text:style-name="P237"><text:span text:style-name="T444">4</text:span><text:span text:style-name="T445">а. Актер отменяет сохранение введенных данных:</text:span></text:p>
            <text:list text:style-name="L238">
              <text:list-item>
                <text:p text:style-name="P238"><text:span text:style-name="T445">Актер запрашивает закрытие страницы без предварительного сохранения введенных данных;</text:span></text:p>
              </text:list-item>
              <text:list-item>
                <text:p text:style-name="P238"><text:span text:style-name="T445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238"><text:span text:style-name="T445">Актер подтверждает закрытие страницы без сохранение введенных данных;</text:span></text:p>
              </text:list-item>
              <text:list-item>
                <text:p text:style-name="P238"><text:span text:style-name="T445">Система закрывает страницу без сохраниния.</text:span></text:p>
              </text:list-item>
            </text:list>
            <text:p text:style-name="P239"><text:span text:style-name="T446">5</text:span><text:span text:style-name="T447">а. Не заполнены обязательные поля:</text:span></text:p>
            <text:list text:style-name="L240">
              <text:list-item>
                <text:p text:style-name="P240"><text:span text:style-name="T447">Система выдает предупреждение о том, что не все обязательные поля заполнены;</text:span></text:p>
              </text:list-item>
              <text:list-item>
                <text:p text:style-name="P240"><text:span text:style-name="T447">Система подсвечивает незаполненные обязательные поля;</text:span></text:p>
              </text:list-item>
              <text:list-item>
                <text:p text:style-name="P240"><text:span text:style-name="T447">Система возвращает актеру страницу для ввода данных;</text:span></text:p>
              </text:list-item>
              <text:list-item>
                <text:p text:style-name="P240"><text:span text:style-name="T447">См. п. 4</text:span></text:p>
              </text:list-item>
            </text:list>
            <text:p text:style-name="P241"><text:span text:style-name="T448">6</text:span><text:span text:style-name="T449">а. Поля заполнены некорректно:</text:span></text:p>
            <text:list text:style-name="L242">
              <text:list-item>
                <text:p text:style-name="P242"><text:span text:style-name="T449">Система выдает предупреждение о том, что поля заполнены некорректно;</text:span></text:p>
              </text:list-item>
              <text:list-item>
                <text:p text:style-name="P242"><text:span text:style-name="T449">Система подсвечивает некорректно заполненные поля;</text:span></text:p>
              </text:list-item>
              <text:list-item>
                <text:p text:style-name="P242"><text:span text:style-name="T449">Система возвращает актеру страницу для ввода данных;</text:span></text:p>
              </text:list-item>
              <text:list-item>
                <text:p text:style-name="P242"><text:span text:style-name="T449">Актер редактирует введенные данные;</text:span></text:p>
              </text:list-item>
              <text:list-item>
                <text:p text:style-name="P242"><text:span text:style-name="T449">См. п. 4</text:span><text:span text:style-name="T450"/></text:p>
              </text:list-item>
            </text:list>
          </table:table-cell>
        </table:table-row>
        <table:table-row table:style-name="TableRow0710">
          <table:table-cell table:style-name="TableCell071000">
            <text:p text:style-name="P245"><text:span text:style-name="T451">Variations</text:span><text:span text:style-name="T452"/></text:p>
          </table:table-cell>
          <table:table-cell table:style-name="TableCell071001">
            <text:p text:style-name="P245"><text:span text:style-name="T452"/></text:p>
          </table:table-cell>
        </table:table-row>
        <table:table-row table:style-name="TableRow0711">
          <table:table-cell table:style-name="TableCell071100">
            <text:p text:style-name="P247"><text:span text:style-name="T453">Frequency</text:span><text:span text:style-name="T454"/></text:p>
          </table:table-cell>
          <table:table-cell table:style-name="TableCell071101">
            <text:p text:style-name="P247"><text:span text:style-name="T454"/></text:p>
          </table:table-cell>
        </table:table-row>
        <table:table-row table:style-name="TableRow0712">
          <table:table-cell table:style-name="TableCell071200">
            <text:p text:style-name="P249"><text:span text:style-name="T455">Assumptions</text:span><text:span text:style-name="T456"/></text:p>
          </table:table-cell>
          <table:table-cell table:style-name="TableCell071201">
            <text:p text:style-name="P249"><text:span text:style-name="T456"/></text:p>
          </table:table-cell>
        </table:table-row>
      </table:table>
      <text:p text:style-name="P251"><text:span text:style-name="T456"/></text:p>
      <text:p text:style-name="P251"><text:span text:style-name="T456"/></text:p>
      <text:p text:style-name="P251"><text:span text:style-name="T456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253"><text:span text:style-name="T457">Use case</text:span><text:span text:style-name="T458"/></text:p>
          </table:table-cell>
          <table:table-cell table:style-name="TableCell080001">
            <text:p text:style-name="P253"><text:span text:style-name="T459">Добавление кандидата к вакансии</text:span><text:span text:style-name="T460"/></text:p>
          </table:table-cell>
        </table:table-row>
        <table:table-row table:style-name="TableRow0801">
          <table:table-cell table:style-name="TableCell080100">
            <text:p text:style-name="P256"><text:span text:style-name="T461">Id</text:span><text:span text:style-name="T462"/></text:p>
          </table:table-cell>
          <table:table-cell table:style-name="TableCell080101">
            <text:p text:style-name="P256"><text:span text:style-name="T463">НR-5.6</text:span><text:span text:style-name="T464"/></text:p>
          </table:table-cell>
        </table:table-row>
        <table:table-row table:style-name="TableRow0802">
          <table:table-cell table:style-name="TableCell080200">
            <text:p text:style-name="P258"><text:span text:style-name="T465">Description</text:span><text:span text:style-name="T466"/></text:p>
          </table:table-cell>
          <table:table-cell table:style-name="TableCell080201">
            <text:p text:style-name="P258"><text:span text:style-name="T466"/></text:p>
          </table:table-cell>
        </table:table-row>
        <table:table-row table:style-name="TableRow0803">
          <table:table-cell table:style-name="TableCell080300">
            <text:p text:style-name="P260"><text:span text:style-name="T467">Level</text:span><text:span text:style-name="T468"/></text:p>
          </table:table-cell>
          <table:table-cell table:style-name="TableCell080301">
            <text:p text:style-name="P260"><text:span text:style-name="T469">Пользовательская цель</text:span><text:span text:style-name="T470"/></text:p>
          </table:table-cell>
        </table:table-row>
        <table:table-row table:style-name="TableRow0804">
          <table:table-cell table:style-name="TableCell080400">
            <text:p text:style-name="P262"><text:span text:style-name="T471">Actors</text:span><text:span text:style-name="T472"/></text:p>
          </table:table-cell>
          <table:table-cell table:style-name="TableCell080401">
            <text:p text:style-name="P262"><text:span text:style-name="T473">Менеджер, Рекрутер, Фрилансер<text:s/></text:span><text:span text:style-name="T474"/></text:p>
          </table:table-cell>
        </table:table-row>
        <table:table-row table:style-name="TableRow0805">
          <table:table-cell table:style-name="TableCell080500">
            <text:p text:style-name="P264"><text:span text:style-name="T475">Pre-Conditions</text:span><text:span text:style-name="T476"/></text:p>
          </table:table-cell>
          <table:table-cell table:style-name="TableCell080501">
            <text:p text:style-name="P264"><text:span text:style-name="T477">Пользователь имеет права на добавления кандидата к вакансии согласно назначенной роли. Открыта страница с вакансией</text:span><text:span text:style-name="T478"/></text:p>
          </table:table-cell>
        </table:table-row>
        <table:table-row table:style-name="TableRow0806">
          <table:table-cell table:style-name="TableCell080600">
            <text:p text:style-name="P266"><text:span text:style-name="T479">Post Conditions</text:span><text:span text:style-name="T480"/></text:p>
          </table:table-cell>
          <table:table-cell table:style-name="TableCell080601">
            <text:p text:style-name="P266"><text:span text:style-name="T481">Кандидат прикреплен к вакансии</text:span><text:span text:style-name="T482"/></text:p>
          </table:table-cell>
        </table:table-row>
        <table:table-row table:style-name="TableRow0807">
          <table:table-cell table:style-name="TableCell080700">
            <text:p text:style-name="P268"><text:span text:style-name="T483">Trigger</text:span><text:span text:style-name="T484"/></text:p>
          </table:table-cell>
          <table:table-cell table:style-name="TableCell080701">
            <text:p text:style-name="P268"><text:span text:style-name="T484"/></text:p>
          </table:table-cell>
        </table:table-row>
        <table:table-row table:style-name="TableRow0808">
          <table:table-cell table:style-name="TableCell080800">
            <text:p text:style-name="P270"><text:span text:style-name="T485">Main Success Scenario</text:span><text:span text:style-name="T486"/></text:p>
          </table:table-cell>
          <table:table-cell table:style-name="TableCell080801">
            <text:p text:style-name="P270"><text:span text:style-name="T487">1.<text:s/></text:span><text:span text:style-name="T488">Актер запрашивает добавление кандидата к вакансии;</text:span></text:p>
            <text:p text:style-name="P270"><text:span text:style-name="T489">2.<text:s/></text:span><text:span text:style-name="T490">Система предоставляет форму<text:s text:c="2"/>поиска и добавления кандидатов;</text:span></text:p>
            <text:p text:style-name="P270"><text:span text:style-name="T491">3.<text:s/></text:span><text:span text:style-name="T492">Актер вводит параметры поиска;</text:span></text:p>
            <text:p text:style-name="P270"><text:span text:style-name="T493">4.<text:s/></text:span><text:span text:style-name="T494">Система возвращает результаты поиска;</text:span></text:p>
            <text:p text:style-name="P270"><text:span text:style-name="T495">5.<text:s/></text:span><text:span text:style-name="T496">Актер выбирает кандидатов;</text:span></text:p>
            <text:p text:style-name="P270"><text:span text:style-name="T497">6.<text:s/></text:span><text:span text:style-name="T498">Актер запрашивает добавление выбранных кандидатов к вакансии;</text:span></text:p>
            <text:p text:style-name="P270"><text:span text:style-name="T499">7.<text:s/></text:span><text:span text:style-name="T500">Система добавляет выбранных кандидатов.</text:span><text:span text:style-name="T501"/></text:p>
          </table:table-cell>
        </table:table-row>
        <table:table-row table:style-name="TableRow0809">
          <table:table-cell table:style-name="TableCell080900">
            <text:p text:style-name="P272"><text:span text:style-name="T502">Extensions</text:span><text:span text:style-name="T503"/></text:p>
          </table:table-cell>
          <table:table-cell table:style-name="TableCell080901">
            <text:p text:style-name="P272"><text:span text:style-name="T504">6</text:span><text:span text:style-name="T505">а. Актер не сделал выбор из результатов поиска</text:span></text:p>
            <text:p text:style-name="P272"><text:span text:style-name="T506"><text:s text:c="6"/>1.<text:s/></text:span><text:span text:style-name="T507">Система предлагает добавить всех найденных кандидтов или перейти к выбору п.5;</text:span></text:p>
            <text:p text:style-name="P272"><text:span text:style-name="T508">.<text:s text:c="5"/>2.<text:s/></text:span><text:span text:style-name="T509">Актер выбрал добавление всех найденных;</text:span></text:p>
            <text:p text:style-name="P272"><text:span text:style-name="T510"><text:s text:c="6"/>3.<text:s/></text:span><text:span text:style-name="T511">Система добавляет найденных кандидатов.</text:span></text:p>
            <text:p text:style-name="P272"><text:span text:style-name="T512">6b.<text:s/></text:span><text:span text:style-name="T513">Актер запрашивает закрытие формы.</text:span></text:p>
            <text:p text:style-name="P272"><text:span text:style-name="T514"><text:s text:c="6"/>1.<text:s/></text:span><text:span text:style-name="T515">Система предупреждает, что выбранные кандидаты не добавлены, запрашивает подтвеждение закрытия.</text:span></text:p>
            <text:p text:style-name="P272"><text:span text:style-name="T516"><text:s text:c="6"/>2.<text:s/></text:span><text:span text:style-name="T517">Актер подтверждает закрытие;</text:span></text:p>
            <text:p text:style-name="P272"><text:span text:style-name="T518"><text:s text:c="6"/>3.<text:s/></text:span><text:span text:style-name="T519">Система возвращает кандидату со страницой вакансии.</text:span><text:span text:style-name="T520"/></text:p>
          </table:table-cell>
        </table:table-row>
        <table:table-row table:style-name="TableRow0810">
          <table:table-cell table:style-name="TableCell081000">
            <text:p text:style-name="P274"><text:span text:style-name="T521">Variations</text:span><text:span text:style-name="T522"/></text:p>
          </table:table-cell>
          <table:table-cell table:style-name="TableCell081001">
            <text:p text:style-name="P274"><text:span text:style-name="T522"/></text:p>
          </table:table-cell>
        </table:table-row>
        <table:table-row table:style-name="TableRow0811">
          <table:table-cell table:style-name="TableCell081100">
            <text:p text:style-name="P276"><text:span text:style-name="T523">Frequency</text:span><text:span text:style-name="T524"/></text:p>
          </table:table-cell>
          <table:table-cell table:style-name="TableCell081101">
            <text:p text:style-name="P276"><text:span text:style-name="T524"/></text:p>
          </table:table-cell>
        </table:table-row>
        <table:table-row table:style-name="TableRow0812">
          <table:table-cell table:style-name="TableCell081200">
            <text:p text:style-name="P278"><text:span text:style-name="T525">Assumptions</text:span><text:span text:style-name="T526"/></text:p>
          </table:table-cell>
          <table:table-cell table:style-name="TableCell081201">
            <text:p text:style-name="P278"><text:span text:style-name="T526"/></text:p>
          </table:table-cell>
        </table:table-row>
      </table:table>
      <text:p text:style-name="P280"><text:span text:style-name="T526"/></text:p>
      <text:p text:style-name="P280"><text:span text:style-name="T526"/></text:p>
      <text:p text:style-name="P280"><text:span text:style-name="T526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282"><text:span text:style-name="T527">Use case</text:span><text:span text:style-name="T528"/></text:p>
          </table:table-cell>
          <table:table-cell table:style-name="TableCell090001">
            <text:p text:style-name="P282"><text:span text:style-name="T529">Просмотр кандидатов на вакансию</text:span><text:span text:style-name="T530"/></text:p>
          </table:table-cell>
        </table:table-row>
        <table:table-row table:style-name="TableRow0901">
          <table:table-cell table:style-name="TableCell090100">
            <text:p text:style-name="P285"><text:span text:style-name="T531">Id</text:span><text:span text:style-name="T532"/></text:p>
          </table:table-cell>
          <table:table-cell table:style-name="TableCell090101">
            <text:p text:style-name="P285"><text:span text:style-name="T533">НR-5.7</text:span><text:span text:style-name="T534"/></text:p>
          </table:table-cell>
        </table:table-row>
        <table:table-row table:style-name="TableRow0902">
          <table:table-cell table:style-name="TableCell090200">
            <text:p text:style-name="P287"><text:span text:style-name="T535">Description</text:span><text:span text:style-name="T536"/></text:p>
          </table:table-cell>
          <table:table-cell table:style-name="TableCell090201">
            <text:p text:style-name="P287"><text:span text:style-name="T536"/></text:p>
          </table:table-cell>
        </table:table-row>
        <table:table-row table:style-name="TableRow0903">
          <table:table-cell table:style-name="TableCell090300">
            <text:p text:style-name="P289"><text:span text:style-name="T537">Level</text:span><text:span text:style-name="T538"/></text:p>
          </table:table-cell>
          <table:table-cell table:style-name="TableCell090301">
            <text:p text:style-name="P289"><text:span text:style-name="T539">Пользовательская цель</text:span><text:span text:style-name="T540"/></text:p>
          </table:table-cell>
        </table:table-row>
        <table:table-row table:style-name="TableRow0904">
          <table:table-cell table:style-name="TableCell090400">
            <text:p text:style-name="P291"><text:span text:style-name="T541">Actors</text:span><text:span text:style-name="T542"/></text:p>
          </table:table-cell>
          <table:table-cell table:style-name="TableCell090401">
            <text:p text:style-name="P291"><text:span text:style-name="T543">Менеджер, Рекрутер, Фрилансер<text:s/></text:span><text:span text:style-name="T544"/></text:p>
          </table:table-cell>
        </table:table-row>
        <table:table-row table:style-name="TableRow0905">
          <table:table-cell table:style-name="TableCell090500">
            <text:p text:style-name="P293"><text:span text:style-name="T545">Pre-Conditions</text:span><text:span text:style-name="T546"/></text:p>
          </table:table-cell>
          <table:table-cell table:style-name="TableCell090501">
            <text:p text:style-name="P293"><text:span text:style-name="T547">Пользователь имеет права на просмотр кандидатов на вакансию согласно назначенной роли. Открыта страница с вакансией</text:span><text:span text:style-name="T548"/></text:p>
          </table:table-cell>
        </table:table-row>
        <table:table-row table:style-name="TableRow0906">
          <table:table-cell table:style-name="TableCell090600">
            <text:p text:style-name="P295"><text:span text:style-name="T549">Post Conditions</text:span><text:span text:style-name="T550"/></text:p>
          </table:table-cell>
          <table:table-cell table:style-name="TableCell090601">
            <text:p text:style-name="P295"><text:span text:style-name="T551">Открыта страница со списком кандидатов, прикрепленных к вакансии</text:span><text:span text:style-name="T552"/></text:p>
          </table:table-cell>
        </table:table-row>
        <table:table-row table:style-name="TableRow0907">
          <table:table-cell table:style-name="TableCell090700">
            <text:p text:style-name="P297"><text:span text:style-name="T553">Trigger</text:span><text:span text:style-name="T554"/></text:p>
          </table:table-cell>
          <table:table-cell table:style-name="TableCell090701">
            <text:p text:style-name="P297"><text:span text:style-name="T554"/></text:p>
          </table:table-cell>
        </table:table-row>
        <table:table-row table:style-name="TableRow0908">
          <table:table-cell table:style-name="TableCell090800">
            <text:p text:style-name="P299"><text:span text:style-name="T555">Main Success Scenario</text:span><text:span text:style-name="T556"/></text:p>
          </table:table-cell>
          <table:table-cell table:style-name="TableCell090801">
            <text:p text:style-name="P299"><text:span text:style-name="T557">1.<text:s/></text:span><text:span text:style-name="T558">Актер запрашивает просмотр кандидатов, прикрепленных к вакансии;</text:span></text:p>
            <text:p text:style-name="P299"><text:span text:style-name="T559">2.<text:s/></text:span><text:span text:style-name="T560">Система предоставляет список кандидатов, прикрепленных к вакансии.</text:span></text:p>
            <text:p text:style-name="P299"><text:span text:style-name="T561"/></text:p>
          </table:table-cell>
        </table:table-row>
        <table:table-row table:style-name="TableRow0909">
          <table:table-cell table:style-name="TableCell090900">
            <text:p text:style-name="P301"><text:span text:style-name="T562">Extensions</text:span><text:span text:style-name="T563"/></text:p>
          </table:table-cell>
          <table:table-cell table:style-name="TableCell090901">
            <text:p text:style-name="P301"><text:span text:style-name="T563"/></text:p>
          </table:table-cell>
        </table:table-row>
        <table:table-row table:style-name="TableRow0910">
          <table:table-cell table:style-name="TableCell091000">
            <text:p text:style-name="P303"><text:span text:style-name="T564">Variations</text:span><text:span text:style-name="T565"/></text:p>
          </table:table-cell>
          <table:table-cell table:style-name="TableCell091001">
            <text:p text:style-name="P303"><text:span text:style-name="T565"/></text:p>
          </table:table-cell>
        </table:table-row>
        <table:table-row table:style-name="TableRow0911">
          <table:table-cell table:style-name="TableCell091100">
            <text:p text:style-name="P305"><text:span text:style-name="T566">Frequency</text:span><text:span text:style-name="T567"/></text:p>
          </table:table-cell>
          <table:table-cell table:style-name="TableCell091101">
            <text:p text:style-name="P305"><text:span text:style-name="T567"/></text:p>
          </table:table-cell>
        </table:table-row>
        <table:table-row table:style-name="TableRow0912">
          <table:table-cell table:style-name="TableCell091200">
            <text:p text:style-name="P307"><text:span text:style-name="T568">Assumptions</text:span><text:span text:style-name="T569"/></text:p>
          </table:table-cell>
          <table:table-cell table:style-name="TableCell091201">
            <text:p text:style-name="P307"><text:span text:style-name="T569"/></text:p>
          </table:table-cell>
        </table:table-row>
        <table:table-row table:style-name="TableRow0913">
          <table:table-cell table:style-name="TableCell091300">
            <text:p text:style-name="P309"><text:span text:style-name="T570">Use case</text:span><text:span text:style-name="T571"/></text:p>
          </table:table-cell>
          <table:table-cell table:style-name="TableCell091301">
            <text:p text:style-name="P309"><text:span text:style-name="T572">Изменение статуса кандидата внутри вакансии</text:span><text:span text:style-name="T573"/></text:p>
          </table:table-cell>
        </table:table-row>
        <table:table-row table:style-name="TableRow0914">
          <table:table-cell table:style-name="TableCell091400">
            <text:p text:style-name="P312"><text:span text:style-name="T574">Id</text:span><text:span text:style-name="T575"/></text:p>
          </table:table-cell>
          <table:table-cell table:style-name="TableCell091401">
            <text:p text:style-name="P312"><text:span text:style-name="T576">НR-5.8</text:span><text:span text:style-name="T577"/></text:p>
          </table:table-cell>
        </table:table-row>
        <table:table-row table:style-name="TableRow0915">
          <table:table-cell table:style-name="TableCell091500">
            <text:p text:style-name="P315"><text:span text:style-name="T578">Description</text:span><text:span text:style-name="T579"/></text:p>
          </table:table-cell>
          <table:table-cell table:style-name="TableCell091501">
            <text:p text:style-name="P315"><text:span text:style-name="T579"/></text:p>
          </table:table-cell>
        </table:table-row>
        <table:table-row table:style-name="TableRow0916">
          <table:table-cell table:style-name="TableCell091600">
            <text:p text:style-name="P317"><text:span text:style-name="T580">Level</text:span><text:span text:style-name="T581"/></text:p>
          </table:table-cell>
          <table:table-cell table:style-name="TableCell091601">
            <text:p text:style-name="P317"><text:span text:style-name="T582">Пользовательская цель</text:span><text:span text:style-name="T583"/></text:p>
          </table:table-cell>
        </table:table-row>
        <table:table-row table:style-name="TableRow0917">
          <table:table-cell table:style-name="TableCell091700">
            <text:p text:style-name="P319"><text:span text:style-name="T584">Actors</text:span><text:span text:style-name="T585"/></text:p>
          </table:table-cell>
          <table:table-cell table:style-name="TableCell091701">
            <text:p text:style-name="P319"><text:span text:style-name="T586">Менеджер, Рекрутер, Фрилансер<text:s/></text:span><text:span text:style-name="T587"/></text:p>
          </table:table-cell>
        </table:table-row>
        <table:table-row table:style-name="TableRow0918">
          <table:table-cell table:style-name="TableCell091800">
            <text:p text:style-name="P321"><text:span text:style-name="T588">Pre-Conditions</text:span><text:span text:style-name="T589"/></text:p>
          </table:table-cell>
          <table:table-cell table:style-name="TableCell091801">
            <text:p text:style-name="P321"><text:span text:style-name="T590">Пользователь имеет права на изменения статуса кандидата согласно назначенной роли. Открыта страница с вакансией</text:span><text:span text:style-name="T591"/></text:p>
          </table:table-cell>
        </table:table-row>
        <table:table-row table:style-name="TableRow0919">
          <table:table-cell table:style-name="TableCell091900">
            <text:p text:style-name="P323"><text:span text:style-name="T592">Post Conditions</text:span><text:span text:style-name="T593"/></text:p>
          </table:table-cell>
          <table:table-cell table:style-name="TableCell091901">
            <text:p text:style-name="P323"><text:span text:style-name="T594">Статус кандидата изменен</text:span><text:span text:style-name="T595"/></text:p>
          </table:table-cell>
        </table:table-row>
        <table:table-row table:style-name="TableRow0920">
          <table:table-cell table:style-name="TableCell092000">
            <text:p text:style-name="P325"><text:span text:style-name="T596">Trigger</text:span><text:span text:style-name="T597"/></text:p>
          </table:table-cell>
          <table:table-cell table:style-name="TableCell092001">
            <text:p text:style-name="P325"><text:span text:style-name="T597"/></text:p>
          </table:table-cell>
        </table:table-row>
        <table:table-row table:style-name="TableRow0921">
          <table:table-cell table:style-name="TableCell092100">
            <text:p text:style-name="P327"><text:span text:style-name="T598">Main Success Scenario</text:span><text:span text:style-name="T599"/></text:p>
          </table:table-cell>
          <table:table-cell table:style-name="TableCell092101">
            <text:p text:style-name="P327"><text:span text:style-name="T600">1.<text:s/></text:span><text:span text:style-name="T601">Актер запрашивает страницу со списком кандидатов, прикрепленных к вакансии;</text:span></text:p>
            <text:p text:style-name="P327"><text:span text:style-name="T602">2.<text:s/></text:span><text:span text:style-name="T603">Система предоставляет страницу со списком кандидатов, прикрепленных к вакансии;</text:span></text:p>
            <text:p text:style-name="P327"><text:span text:style-name="T604">3.<text:s/></text:span><text:span text:style-name="T605">Актер запрашивает доступ к профилю конкретного кандидата, прикрепленного к вакансии;</text:span></text:p>
            <text:p text:style-name="P327"><text:span text:style-name="T606">4.<text:s/></text:span><text:span text:style-name="T607">Система предоставляет доступ к профилю кандидата, прикрепленного к вакансии;</text:span></text:p>
            <text:p text:style-name="P327"><text:span text:style-name="T608">5.<text:s/></text:span><text:span text:style-name="T609">Актер запрашивает изменение статуса кандидата;</text:span></text:p>
            <text:p text:style-name="P327"><text:span text:style-name="T610">6.<text:s/></text:span><text:span text:style-name="T611">Система запрашивает подтверждение изменениия статуса кандидата и предоставляет поле для введения коментария;</text:span></text:p>
            <text:p text:style-name="P327"><text:span text:style-name="T612">7.<text:s/></text:span><text:span text:style-name="T613">Актер заполняет поле с комментариями и<text:s text:c="2"/>подверждает изменения статуса кандидата;</text:span></text:p>
            <text:p text:style-name="P327"><text:span text:style-name="T614">8.<text:s/></text:span><text:span text:style-name="T615">Система изменяет стаус кандидата.</text:span><text:span text:style-name="T616"/></text:p>
          </table:table-cell>
        </table:table-row>
        <table:table-row table:style-name="TableRow0922">
          <table:table-cell table:style-name="TableCell092200">
            <text:p text:style-name="P329"><text:span text:style-name="T617">Extensions</text:span><text:span text:style-name="T618"/></text:p>
          </table:table-cell>
          <table:table-cell table:style-name="TableCell092201">
            <text:p text:style-name="P329"><text:span text:style-name="T619">7</text:span><text:span text:style-name="T620">а. Отмена изменения статуса кандидата:</text:span></text:p>
            <text:list text:style-name="L330">
              <text:list-item>
                <text:p text:style-name="P330"><text:span text:style-name="T620">Актер не подтверждает изменение статуса кандидата;</text:span></text:p>
              </text:list-item>
              <text:list-item>
                <text:p text:style-name="P330"><text:span text:style-name="T620">Система возвращает актеру страницу с профилем кандидата;</text:span></text:p>
              </text:list-item>
            </text:list>
            <text:p text:style-name="P331"><text:span text:style-name="T621">7</text:span><text:span text:style-name="T622">б. Отсутствие комментария при изменении статуса кандидата:</text:span></text:p>
            <text:list text:style-name="L332">
              <text:list-item>
                <text:p text:style-name="P332"><text:span text:style-name="T622">Актер подтверждает изменения статуса кандидата без внесения пояснительных комментариев;</text:span></text:p>
              </text:list-item>
              <text:list-item>
                <text:p text:style-name="P332"><text:span text:style-name="T622">Система выдает предупреждение о том, что поле комментария не заполнено и запрашивает подтвержение на выполнение операции;</text:span></text:p>
              </text:list-item>
              <text:list-item>
                <text:p text:style-name="P332"><text:span text:style-name="T622">Актер подтвержает изменение статуса кандидата без внесения пояснительных комментариев;</text:span></text:p>
              </text:list-item>
              <text:list-item>
                <text:p text:style-name="P332"><text:span text:style-name="T622">Система изменяет статус кандидата.</text:span><text:span text:style-name="T623"/></text:p>
              </text:list-item>
            </text:list>
          </table:table-cell>
        </table:table-row>
        <table:table-row table:style-name="TableRow0923">
          <table:table-cell table:style-name="TableCell092300">
            <text:p text:style-name="P334"><text:span text:style-name="T624">Variations</text:span><text:span text:style-name="T625"/></text:p>
          </table:table-cell>
          <table:table-cell table:style-name="TableCell092301">
            <text:p text:style-name="P334"><text:span text:style-name="T625"/></text:p>
          </table:table-cell>
        </table:table-row>
        <table:table-row table:style-name="TableRow0924">
          <table:table-cell table:style-name="TableCell092400">
            <text:p text:style-name="P336"><text:span text:style-name="T626">Frequency</text:span><text:span text:style-name="T627"/></text:p>
          </table:table-cell>
          <table:table-cell table:style-name="TableCell092401">
            <text:p text:style-name="P336"><text:span text:style-name="T627"/></text:p>
          </table:table-cell>
        </table:table-row>
        <table:table-row table:style-name="TableRow0925">
          <table:table-cell table:style-name="TableCell092500">
            <text:p text:style-name="P338"><text:span text:style-name="T628">Assumptions</text:span><text:span text:style-name="T629"/></text:p>
          </table:table-cell>
          <table:table-cell table:style-name="TableCell092501">
            <text:p text:style-name="P338"><text:span text:style-name="T629"/></text:p>
          </table:table-cell>
        </table:table-row>
      </table:table>
      <text:p text:style-name="P340"><text:span text:style-name="T629"/></text:p>
      <text:p text:style-name="P340"><text:span text:style-name="T629"/></text:p>
      <text:p text:style-name="P340"><text:span text:style-name="T629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342"><text:span text:style-name="T630">Use case</text:span><text:span text:style-name="T631"/></text:p>
          </table:table-cell>
          <table:table-cell table:style-name="TableCell100001">
            <text:p text:style-name="P342"><text:span text:style-name="T632">Удаление кандидата из вакансии</text:span><text:span text:style-name="T633"/></text:p>
          </table:table-cell>
        </table:table-row>
        <table:table-row table:style-name="TableRow1001">
          <table:table-cell table:style-name="TableCell100100">
            <text:p text:style-name="P345"><text:span text:style-name="T634">Id</text:span><text:span text:style-name="T635"/></text:p>
          </table:table-cell>
          <table:table-cell table:style-name="TableCell100101">
            <text:p text:style-name="P345"><text:span text:style-name="T636">НR-5.9</text:span><text:span text:style-name="T637"/></text:p>
          </table:table-cell>
        </table:table-row>
        <table:table-row table:style-name="TableRow1002">
          <table:table-cell table:style-name="TableCell100200">
            <text:p text:style-name="P347"><text:span text:style-name="T638">Description</text:span><text:span text:style-name="T639"/></text:p>
          </table:table-cell>
          <table:table-cell table:style-name="TableCell100201">
            <text:p text:style-name="P347"><text:span text:style-name="T639"/></text:p>
          </table:table-cell>
        </table:table-row>
        <table:table-row table:style-name="TableRow1003">
          <table:table-cell table:style-name="TableCell100300">
            <text:p text:style-name="P349"><text:span text:style-name="T640">Level</text:span><text:span text:style-name="T641"/></text:p>
          </table:table-cell>
          <table:table-cell table:style-name="TableCell100301">
            <text:p text:style-name="P349"><text:span text:style-name="T642">Пользовательская цель</text:span><text:span text:style-name="T643"/></text:p>
          </table:table-cell>
        </table:table-row>
        <table:table-row table:style-name="TableRow1004">
          <table:table-cell table:style-name="TableCell100400">
            <text:p text:style-name="P351"><text:span text:style-name="T644">Actors</text:span><text:span text:style-name="T645"/></text:p>
          </table:table-cell>
          <table:table-cell table:style-name="TableCell100401">
            <text:p text:style-name="P351"><text:span text:style-name="T646">Менеджер, Рекрутер, Фрилансер<text:s/></text:span><text:span text:style-name="T647"/></text:p>
          </table:table-cell>
        </table:table-row>
        <table:table-row table:style-name="TableRow1005">
          <table:table-cell table:style-name="TableCell100500">
            <text:p text:style-name="P353"><text:span text:style-name="T648">Pre-Conditions</text:span><text:span text:style-name="T649"/></text:p>
          </table:table-cell>
          <table:table-cell table:style-name="TableCell100501">
            <text:p text:style-name="P353"><text:span text:style-name="T650">Пользователь имеет права на удаление кандидата из вакансии согласно назначенной роли. Открыта страница с вакансией</text:span><text:span text:style-name="T651"/></text:p>
          </table:table-cell>
        </table:table-row>
        <table:table-row table:style-name="TableRow1006">
          <table:table-cell table:style-name="TableCell100600">
            <text:p text:style-name="P355"><text:span text:style-name="T652">Post Conditions</text:span><text:span text:style-name="T653"/></text:p>
          </table:table-cell>
          <table:table-cell table:style-name="TableCell100601">
            <text:p text:style-name="P355"><text:span text:style-name="T654">Кандидат удален из вакансии</text:span><text:span text:style-name="T655"/></text:p>
          </table:table-cell>
        </table:table-row>
        <table:table-row table:style-name="TableRow1007">
          <table:table-cell table:style-name="TableCell100700">
            <text:p text:style-name="P357"><text:span text:style-name="T656">Trigger</text:span><text:span text:style-name="T657"/></text:p>
          </table:table-cell>
          <table:table-cell table:style-name="TableCell100701">
            <text:p text:style-name="P357"><text:span text:style-name="T657"/></text:p>
          </table:table-cell>
        </table:table-row>
        <table:table-row table:style-name="TableRow1008">
          <table:table-cell table:style-name="TableCell100800">
            <text:p text:style-name="P359"><text:span text:style-name="T658">Main Success Scenario</text:span><text:span text:style-name="T659"/></text:p>
          </table:table-cell>
          <table:table-cell table:style-name="TableCell100801">
            <text:p text:style-name="P359"><text:span text:style-name="T660">1.<text:s/></text:span><text:span text:style-name="T661">Актер запрашивает страницу со списком кандидатов, прикрепленных к вакансии;</text:span></text:p>
            <text:p text:style-name="P359"><text:span text:style-name="T662">2.<text:s/></text:span><text:span text:style-name="T663">Система предоставляет страницу со списком кандидатов, прикрепленных к вакансии;</text:span></text:p>
            <text:p text:style-name="P359"><text:span text:style-name="T664">3.<text:s/></text:span><text:span text:style-name="T665">Актер выбирает<text:s text:c="2"/>кандидата;</text:span></text:p>
            <text:p text:style-name="P359"><text:span text:style-name="T666">4.<text:s/></text:span><text:span text:style-name="T667">Актер запрашивает удаление кандидата;</text:span></text:p>
            <text:p text:style-name="P359"><text:span text:style-name="T668">5.<text:s/></text:span><text:span text:style-name="T669">Система выдает предупреждение о том, что в результате данной операции кандидат будет удален из данной вакансии и запрашивает подтверждение удаления;</text:span></text:p>
            <text:p text:style-name="P359"><text:span text:style-name="T670">6.<text:s/></text:span><text:span text:style-name="T671">Актер подтверждает удаление;</text:span></text:p>
            <text:p text:style-name="P359"><text:span text:style-name="T672">7.<text:s/></text:span><text:span text:style-name="T673">Система удаляет выбранного кандидата из вакансии.</text:span><text:span text:style-name="T674"/></text:p>
          </table:table-cell>
        </table:table-row>
        <table:table-row table:style-name="TableRow1009">
          <table:table-cell table:style-name="TableCell100900">
            <text:p text:style-name="P361"><text:span text:style-name="T675">Extensions</text:span><text:span text:style-name="T676"/></text:p>
          </table:table-cell>
          <table:table-cell table:style-name="TableCell100901">
            <text:p text:style-name="P361"><text:span text:style-name="T677">6</text:span><text:span text:style-name="T678">а. Отмена удаления кандидата из вакансии:</text:span></text:p>
            <text:list text:style-name="L362">
              <text:list-item>
                <text:p text:style-name="P362"><text:span text:style-name="T678">Актер не подтверждает удаление кандидата из вакансии;</text:span></text:p>
              </text:list-item>
              <text:list-item>
                <text:p text:style-name="P362"><text:span text:style-name="T678">Система возвращает актеру страницу с профилем кандидата.</text:span><text:span text:style-name="T679"/></text:p>
              </text:list-item>
            </text:list>
          </table:table-cell>
        </table:table-row>
        <table:table-row table:style-name="TableRow1010">
          <table:table-cell table:style-name="TableCell101000">
            <text:p text:style-name="P364"><text:span text:style-name="T680">Variations</text:span><text:span text:style-name="T681"/></text:p>
          </table:table-cell>
          <table:table-cell table:style-name="TableCell101001">
            <text:p text:style-name="P364"><text:span text:style-name="T681"/></text:p>
          </table:table-cell>
        </table:table-row>
        <table:table-row table:style-name="TableRow1011">
          <table:table-cell table:style-name="TableCell101100">
            <text:p text:style-name="P366"><text:span text:style-name="T682">Frequency</text:span><text:span text:style-name="T683"/></text:p>
          </table:table-cell>
          <table:table-cell table:style-name="TableCell101101">
            <text:p text:style-name="P366"><text:span text:style-name="T683"/></text:p>
          </table:table-cell>
        </table:table-row>
        <table:table-row table:style-name="TableRow1012">
          <table:table-cell table:style-name="TableCell101200">
            <text:p text:style-name="P368"><text:span text:style-name="T684">Assumptions</text:span><text:span text:style-name="T685"/></text:p>
          </table:table-cell>
          <table:table-cell table:style-name="TableCell101201">
            <text:p text:style-name="P368"><text:span text:style-name="T685"/></text:p>
          </table:table-cell>
        </table:table-row>
      </table:table>
      <text:p text:style-name="P370"><text:span text:style-name="T685"/></text:p>
      <text:p text:style-name="P370"><text:span text:style-name="T685"/></text:p>
      <text:p text:style-name="P370"><text:span text:style-name="T685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372"><text:span text:style-name="T686">Use case</text:span><text:span text:style-name="T687"/></text:p>
          </table:table-cell>
          <table:table-cell table:style-name="TableCell110001">
            <text:p text:style-name="P372"><text:span text:style-name="T688">Изменение статуса вакансии</text:span><text:span text:style-name="T689"/></text:p>
          </table:table-cell>
        </table:table-row>
        <table:table-row table:style-name="TableRow1101">
          <table:table-cell table:style-name="TableCell110100">
            <text:p text:style-name="P375"><text:span text:style-name="T690">Id</text:span><text:span text:style-name="T691"/></text:p>
          </table:table-cell>
          <table:table-cell table:style-name="TableCell110101">
            <text:p text:style-name="P375"><text:span text:style-name="T692">НР-5.10</text:span><text:span text:style-name="T693"/></text:p>
          </table:table-cell>
        </table:table-row>
        <table:table-row table:style-name="TableRow1102">
          <table:table-cell table:style-name="TableCell110200">
            <text:p text:style-name="P377"><text:span text:style-name="T694">Description</text:span><text:span text:style-name="T695"/></text:p>
          </table:table-cell>
          <table:table-cell table:style-name="TableCell110201">
            <text:p text:style-name="P377"><text:span text:style-name="T695"/></text:p>
          </table:table-cell>
        </table:table-row>
        <table:table-row table:style-name="TableRow1103">
          <table:table-cell table:style-name="TableCell110300">
            <text:p text:style-name="P379"><text:span text:style-name="T696">Level</text:span><text:span text:style-name="T697"/></text:p>
          </table:table-cell>
          <table:table-cell table:style-name="TableCell110301">
            <text:p text:style-name="P379"><text:span text:style-name="T698">Пользовательская цель</text:span><text:span text:style-name="T699"/></text:p>
          </table:table-cell>
        </table:table-row>
        <table:table-row table:style-name="TableRow1104">
          <table:table-cell table:style-name="TableCell110400">
            <text:p text:style-name="P381"><text:span text:style-name="T700">Actors</text:span><text:span text:style-name="T701"/></text:p>
          </table:table-cell>
          <table:table-cell table:style-name="TableCell110401">
            <text:p text:style-name="P381"><text:span text:style-name="T702">Менеджер, Рекрутер, Фрилансер (только свои вакансии)</text:span><text:span text:style-name="T703"/></text:p>
          </table:table-cell>
        </table:table-row>
        <table:table-row table:style-name="TableRow1105">
          <table:table-cell table:style-name="TableCell110500">
            <text:p text:style-name="P383"><text:span text:style-name="T704">Pre-Conditions</text:span><text:span text:style-name="T705"/></text:p>
          </table:table-cell>
          <table:table-cell table:style-name="TableCell110501">
            <text:p text:style-name="P383"><text:span text:style-name="T706">Пользователь имеет права на изменение статуса вакансии согласно назначенной роли. Открыта страница с вакансией</text:span><text:span text:style-name="T707"/></text:p>
          </table:table-cell>
        </table:table-row>
        <table:table-row table:style-name="TableRow1106">
          <table:table-cell table:style-name="TableCell110600">
            <text:p text:style-name="P385"><text:span text:style-name="T708">Post Conditions</text:span><text:span text:style-name="T709"/></text:p>
          </table:table-cell>
          <table:table-cell table:style-name="TableCell110601">
            <text:p text:style-name="P385"><text:span text:style-name="T710">Статус вакансии изменен</text:span><text:span text:style-name="T711"/></text:p>
          </table:table-cell>
        </table:table-row>
        <table:table-row table:style-name="TableRow1107">
          <table:table-cell table:style-name="TableCell110700">
            <text:p text:style-name="P387"><text:span text:style-name="T712">Trigger</text:span><text:span text:style-name="T713"/></text:p>
          </table:table-cell>
          <table:table-cell table:style-name="TableCell110701">
            <text:p text:style-name="P387"><text:span text:style-name="T713"/></text:p>
          </table:table-cell>
        </table:table-row>
        <table:table-row table:style-name="TableRow1108">
          <table:table-cell table:style-name="TableCell110800">
            <text:p text:style-name="P389"><text:span text:style-name="T714">Main Success Scenario</text:span><text:span text:style-name="T715"/></text:p>
          </table:table-cell>
          <table:table-cell table:style-name="TableCell110801">
            <text:p text:style-name="P389"><text:span text:style-name="T716">1.<text:s/></text:span><text:span text:style-name="T717">Актер запрашивает изменение статуса вакансии;</text:span></text:p>
            <text:p text:style-name="P389"><text:span text:style-name="T718">2.<text:s/></text:span><text:span text:style-name="T719">Система предоставляет список предустановленных статусов;</text:span></text:p>
            <text:p text:style-name="P389"><text:span text:style-name="T720">3.<text:s/></text:span><text:span text:style-name="T721">Актер выбирает желаемый статус;</text:span></text:p>
            <text:p text:style-name="P389"><text:span text:style-name="T722">4.<text:s/></text:span><text:span text:style-name="T723">Актер запрашивает сохранение изменений;</text:span></text:p>
            <text:p text:style-name="P389"><text:span text:style-name="T724">5.<text:s/></text:span><text:span text:style-name="T725">Система изменяет статус вакансии.</text:span><text:span text:style-name="T726"/></text:p>
          </table:table-cell>
        </table:table-row>
        <table:table-row table:style-name="TableRow1109">
          <table:table-cell table:style-name="TableCell110900">
            <text:p text:style-name="P391"><text:span text:style-name="T727">Extensions</text:span><text:span text:style-name="T728"/></text:p>
          </table:table-cell>
          <table:table-cell table:style-name="TableCell110901">
            <text:p text:style-name="P391"><text:span text:style-name="T728"/></text:p>
          </table:table-cell>
        </table:table-row>
        <table:table-row table:style-name="TableRow1110">
          <table:table-cell table:style-name="TableCell111000">
            <text:p text:style-name="P393"><text:span text:style-name="T729">Variations</text:span><text:span text:style-name="T730"/></text:p>
          </table:table-cell>
          <table:table-cell table:style-name="TableCell111001">
            <text:p text:style-name="P393"><text:span text:style-name="T730"/></text:p>
          </table:table-cell>
        </table:table-row>
        <table:table-row table:style-name="TableRow1111">
          <table:table-cell table:style-name="TableCell111100">
            <text:p text:style-name="P395"><text:span text:style-name="T731">Frequency</text:span><text:span text:style-name="T732"/></text:p>
          </table:table-cell>
          <table:table-cell table:style-name="TableCell111101">
            <text:p text:style-name="P395"><text:span text:style-name="T733">4</text:span><text:span text:style-name="T734">а. Отмена изменения статуса:</text:span></text:p>
            <text:list text:style-name="L396">
              <text:list-item>
                <text:p text:style-name="P396"><text:span text:style-name="T734">Актер закрывает страницу без предварительного сохранения изменений;</text:span></text:p>
              </text:list-item>
              <text:list-item>
                <text:p text:style-name="P396"><text:span text:style-name="T734">Система выдает предупреждение о том, что в результате данной операции измененные данные будут утеряны и запрашивает подтверждение;</text:span></text:p>
              </text:list-item>
              <text:list-item>
                <text:p text:style-name="P396"><text:span text:style-name="T734">Актер подтверждает закрытие страницы без сохранения измененного статуса;</text:span><text:span text:style-name="T735"/></text:p>
              </text:list-item>
            </text:list>
          </table:table-cell>
        </table:table-row>
        <table:table-row table:style-name="TableRow1112">
          <table:table-cell table:style-name="TableCell111200">
            <text:p text:style-name="P398"><text:span text:style-name="T736">Assumptions</text:span><text:span text:style-name="T737"/></text:p>
          </table:table-cell>
          <table:table-cell table:style-name="TableCell111201">
            <text:p text:style-name="P398"><text:span text:style-name="T737"/></text:p>
          </table:table-cell>
        </table:table-row>
      </table:table>
      <text:p text:style-name="P400"><text:span text:style-name="T737"/></text:p>
      <text:p text:style-name="P400"><text:span text:style-name="T737"/></text:p>
      <text:p text:style-name="P400"><text:span text:style-name="T737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402"><text:span text:style-name="T738">Use case</text:span><text:span text:style-name="T739"/></text:p>
          </table:table-cell>
          <table:table-cell table:style-name="TableCell120001">
            <text:p text:style-name="P402"><text:span text:style-name="T740">Удаление (деактивация) вакансии</text:span><text:span text:style-name="T741"/></text:p>
          </table:table-cell>
        </table:table-row>
        <table:table-row table:style-name="TableRow1201">
          <table:table-cell table:style-name="TableCell120100">
            <text:p text:style-name="P405"><text:span text:style-name="T742">Id</text:span><text:span text:style-name="T743"/></text:p>
          </table:table-cell>
          <table:table-cell table:style-name="TableCell120101">
            <text:p text:style-name="P405"><text:span text:style-name="T744">НR-5.11</text:span><text:span text:style-name="T745"/></text:p>
          </table:table-cell>
        </table:table-row>
        <table:table-row table:style-name="TableRow1202">
          <table:table-cell table:style-name="TableCell120200">
            <text:p text:style-name="P407"><text:span text:style-name="T746">Description</text:span><text:span text:style-name="T747"/></text:p>
          </table:table-cell>
          <table:table-cell table:style-name="TableCell120201">
            <text:p text:style-name="P407"><text:span text:style-name="T747"/></text:p>
          </table:table-cell>
        </table:table-row>
        <table:table-row table:style-name="TableRow1203">
          <table:table-cell table:style-name="TableCell120300">
            <text:p text:style-name="P409"><text:span text:style-name="T748">Level</text:span><text:span text:style-name="T749"/></text:p>
          </table:table-cell>
          <table:table-cell table:style-name="TableCell120301">
            <text:p text:style-name="P409"><text:span text:style-name="T750">Пользовательская цель</text:span><text:span text:style-name="T751"/></text:p>
          </table:table-cell>
        </table:table-row>
        <table:table-row table:style-name="TableRow1204">
          <table:table-cell table:style-name="TableCell120400">
            <text:p text:style-name="P411"><text:span text:style-name="T752">Actors</text:span><text:span text:style-name="T753"/></text:p>
          </table:table-cell>
          <table:table-cell table:style-name="TableCell120401">
            <text:p text:style-name="P411"><text:span text:style-name="T754">Менеджер, Рекрутер, Фрилансер (только свои вакансии)</text:span><text:span text:style-name="T755"/></text:p>
          </table:table-cell>
        </table:table-row>
        <table:table-row table:style-name="TableRow1205">
          <table:table-cell table:style-name="TableCell120500">
            <text:p text:style-name="P413"><text:span text:style-name="T756">Pre-Conditions</text:span><text:span text:style-name="T757"/></text:p>
          </table:table-cell>
          <table:table-cell table:style-name="TableCell120501">
            <text:p text:style-name="P413"><text:span text:style-name="T758">Пользователь имеет права на удаление вакансии согласно назначенной роли. Открыта страница вакансии</text:span><text:span text:style-name="T759"/></text:p>
          </table:table-cell>
        </table:table-row>
        <table:table-row table:style-name="TableRow1206">
          <table:table-cell table:style-name="TableCell120600">
            <text:p text:style-name="P415"><text:span text:style-name="T760">Post Conditions</text:span><text:span text:style-name="T761"/></text:p>
          </table:table-cell>
          <table:table-cell table:style-name="TableCell120601">
            <text:p text:style-name="P415"><text:span text:style-name="T762">Вакансия удалена из базы</text:span><text:span text:style-name="T763"/></text:p>
          </table:table-cell>
        </table:table-row>
        <table:table-row table:style-name="TableRow1207">
          <table:table-cell table:style-name="TableCell120700">
            <text:p text:style-name="P417"><text:span text:style-name="T764">Trigger</text:span><text:span text:style-name="T765"/></text:p>
          </table:table-cell>
          <table:table-cell table:style-name="TableCell120701">
            <text:p text:style-name="P417"><text:span text:style-name="T765"/></text:p>
          </table:table-cell>
        </table:table-row>
        <table:table-row table:style-name="TableRow1208">
          <table:table-cell table:style-name="TableCell120800">
            <text:p text:style-name="P419"><text:span text:style-name="T766">Main Success Scenario</text:span><text:span text:style-name="T767"/></text:p>
          </table:table-cell>
          <table:table-cell table:style-name="TableCell120801">
            <text:p text:style-name="P419"><text:span text:style-name="T768">1.<text:s/></text:span><text:span text:style-name="T769">Актер запрашивает удаление вакансии;</text:span></text:p>
            <text:p text:style-name="P419"><text:span text:style-name="T770">2.<text:s/></text:span><text:span text:style-name="T771">Система выдает предупреждение о том, что в результате данной операции вакансия будет удалена из базы и запрашивает подтвеждение удаления;</text:span></text:p>
            <text:p text:style-name="P419"><text:span text:style-name="T772">3.<text:s/></text:span><text:span text:style-name="T773">Актер подтверждает удаление;</text:span></text:p>
            <text:p text:style-name="P419"><text:span text:style-name="T774">4.<text:s/></text:span><text:span text:style-name="T775">Система удаляет вакансию.</text:span><text:span text:style-name="T776"/></text:p>
          </table:table-cell>
        </table:table-row>
        <table:table-row table:style-name="TableRow1209">
          <table:table-cell table:style-name="TableCell120900">
            <text:p text:style-name="P421"><text:span text:style-name="T777">Extensions</text:span><text:span text:style-name="T778"/></text:p>
          </table:table-cell>
          <table:table-cell table:style-name="TableCell120901">
            <text:p text:style-name="P421"><text:span text:style-name="T779">4</text:span><text:span text:style-name="T780">а. Отмена удаления вакансии:</text:span></text:p>
            <text:list text:style-name="L422">
              <text:list-item>
                <text:p text:style-name="P422"><text:span text:style-name="T780">Актер не подтверждает удаление вакансии;</text:span></text:p>
              </text:list-item>
              <text:list-item>
                <text:p text:style-name="P422"><text:span text:style-name="T780">Система возвращает актеру страницу с вакансией.</text:span><text:span text:style-name="T781"/></text:p>
              </text:list-item>
            </text:list>
          </table:table-cell>
        </table:table-row>
        <table:table-row table:style-name="TableRow1210">
          <table:table-cell table:style-name="TableCell121000">
            <text:p text:style-name="P424"><text:span text:style-name="T782">Variations</text:span><text:span text:style-name="T783"/></text:p>
          </table:table-cell>
          <table:table-cell table:style-name="TableCell121001">
            <text:p text:style-name="P424"><text:span text:style-name="T783"/></text:p>
          </table:table-cell>
        </table:table-row>
        <table:table-row table:style-name="TableRow1211">
          <table:table-cell table:style-name="TableCell121100">
            <text:p text:style-name="P426"><text:span text:style-name="T784">Frequency</text:span><text:span text:style-name="T785"/></text:p>
          </table:table-cell>
          <table:table-cell table:style-name="TableCell121101">
            <text:p text:style-name="P426"><text:span text:style-name="T785"/></text:p>
          </table:table-cell>
        </table:table-row>
        <table:table-row table:style-name="TableRow1212">
          <table:table-cell table:style-name="TableCell121200">
            <text:p text:style-name="P428"><text:span text:style-name="T786">Assumptions</text:span><text:span text:style-name="T787"/></text:p>
          </table:table-cell>
          <table:table-cell table:style-name="TableCell121201">
            <text:p text:style-name="P428"><text:span text:style-name="T787"/></text:p>
          </table:table-cell>
        </table:table-row>
      </table:table>
      <text:p text:style-name="P430"><text:span text:style-name="T78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